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.sender_i.routed_msg_pub.network" table:style-name="ta1">
        <table:shapes>
          <draw:frame draw:z-index="0" draw:style-name="gr1" draw:text-style-name="P1" svg:width="791.91pt" svg:height="446.68pt" svg:x="319.66pt" svg:y="52.53pt">
            <draw:object draw:notify-on-update-of-ranges="'source_2.sender_i.routed_msg_pub.network'.D1:'source_2.sender_i.routed_msg_pub.network'.D1 'source_2.sender_i.routed_msg_pub.network'.D2:'source_2.sender_i.routed_msg_pub.network'.D208 'source_2.sender_i.routed_msg_pub.network'.E1:'source_2.sender_i.routed_msg_pub.network'.E1 'source_2.sender_i.routed_msg_pub.network'.E2:'source_2.sender_i.routed_msg_p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office:value-type="string" calcext:value-type="string">
            <text:p>delay (s)</text:p>
          </table:table-cell>
          <table:table-cell office:value-type="string" calcext:value-type="string">
            <text:p>max delay (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690833.7745" calcext:value-type="float">
            <text:p>1442690833.7745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690834.40772" calcext:value-type="float">
            <text:p>1442690834.40772</text:p>
          </table:table-cell>
          <table:table-cell table:formula="of:=[.G2]-[.B2]" office:value-type="float" office:value="0.633219957351685" calcext:value-type="float">
            <text:p>0.6332199574</text:p>
          </table:table-cell>
          <table:table-cell table:formula="of:=MAX([.H1:.H2000])" office:value-type="float" office:value="3.22549200057983" calcext:value-type="float">
            <text:p>3.2254920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690840.08307" calcext:value-type="float">
            <text:p>1442690840.08307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6.30857062339783" calcext:value-type="float">
            <text:p>6.3085706234</text:p>
          </table:table-cell>
          <table:table-cell table:formula="of:=[.C3]/([.D3]-[.D2])" office:value-type="float" office:value="10403.6245162379" calcext:value-type="float">
            <text:p>10403.6245162379</text:p>
          </table:table-cell>
          <table:table-cell/>
          <table:table-cell office:value-type="float" office:value="1442690840.15953" calcext:value-type="float">
            <text:p>1442690840.15953</text:p>
          </table:table-cell>
          <table:table-cell table:formula="of:=[.G3]-[.B3]" office:value-type="float" office:value="0.0764579772949219" calcext:value-type="float">
            <text:p>0.07645797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690840.16568" calcext:value-type="float">
            <text:p>1442690840.16568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6.39117789268494" calcext:value-type="float">
            <text:p>6.3911778927</text:p>
          </table:table-cell>
          <table:table-cell table:formula="of:=[.C4]/([.D4]-[.D3])" office:value-type="float" office:value="794506.349942277" calcext:value-type="float">
            <text:p>794506.349942277</text:p>
          </table:table-cell>
          <table:table-cell/>
          <table:table-cell office:value-type="float" office:value="1442690840.24205" calcext:value-type="float">
            <text:p>1442690840.24205</text:p>
          </table:table-cell>
          <table:table-cell table:formula="of:=[.G4]-[.B4]" office:value-type="float" office:value="0.0763747692108154" calcext:value-type="float">
            <text:p>0.07637476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690840.24828" calcext:value-type="float">
            <text:p>1442690840.24828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6.47377705574036" calcext:value-type="float">
            <text:p>6.4737770557</text:p>
          </table:table-cell>
          <table:table-cell table:formula="of:=[.C5]/([.D5]-[.D4])" office:value-type="float" office:value="794584.322312857" calcext:value-type="float">
            <text:p>794584.322312857</text:p>
          </table:table-cell>
          <table:table-cell/>
          <table:table-cell office:value-type="float" office:value="1442690840.32464" calcext:value-type="float">
            <text:p>1442690840.32464</text:p>
          </table:table-cell>
          <table:table-cell table:formula="of:=[.G5]-[.B5]" office:value-type="float" office:value="0.0763592720031738" calcext:value-type="float">
            <text:p>0.0763592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690840.33081" calcext:value-type="float">
            <text:p>1442690840.33081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6.55630397796631" calcext:value-type="float">
            <text:p>6.556303978</text:p>
          </table:table-cell>
          <table:table-cell table:formula="of:=[.C6]/([.D6]-[.D5])" office:value-type="float" office:value="795279.870250157" calcext:value-type="float">
            <text:p>795279.870250157</text:p>
          </table:table-cell>
          <table:table-cell/>
          <table:table-cell office:value-type="float" office:value="1442690840.40722" calcext:value-type="float">
            <text:p>1442690840.40722</text:p>
          </table:table-cell>
          <table:table-cell table:formula="of:=[.G6]-[.B6]" office:value-type="float" office:value="0.0764145851135254" calcext:value-type="float">
            <text:p>0.076414585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690840.41338" calcext:value-type="float">
            <text:p>1442690840.41338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6.63887572288513" calcext:value-type="float">
            <text:p>6.6388757229</text:p>
          </table:table-cell>
          <table:table-cell table:formula="of:=[.C7]/([.D7]-[.D6])" office:value-type="float" office:value="794848.165852898" calcext:value-type="float">
            <text:p>794848.165852898</text:p>
          </table:table-cell>
          <table:table-cell/>
          <table:table-cell office:value-type="float" office:value="1442690840.48972" calcext:value-type="float">
            <text:p>1442690840.48972</text:p>
          </table:table-cell>
          <table:table-cell table:formula="of:=[.G7]-[.B7]" office:value-type="float" office:value="0.0763454437255859" calcext:value-type="float">
            <text:p>0.07634544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690840.4958" calcext:value-type="float">
            <text:p>1442690840.4958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6.72129416465759" calcext:value-type="float">
            <text:p>6.7212941647</text:p>
          </table:table-cell>
          <table:table-cell table:formula="of:=[.C8]/([.D8]-[.D7])" office:value-type="float" office:value="796326.630163616" calcext:value-type="float">
            <text:p>796326.630163616</text:p>
          </table:table-cell>
          <table:table-cell/>
          <table:table-cell office:value-type="float" office:value="1442690840.57215" calcext:value-type="float">
            <text:p>1442690840.57215</text:p>
          </table:table-cell>
          <table:table-cell table:formula="of:=[.G8]-[.B8]" office:value-type="float" office:value="0.0763564109802246" calcext:value-type="float">
            <text:p>0.0763564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690840.57825" calcext:value-type="float">
            <text:p>1442690840.57825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6.80374455451965" calcext:value-type="float">
            <text:p>6.8037445545</text:p>
          </table:table-cell>
          <table:table-cell table:formula="of:=[.C9]/([.D9]-[.D8])" office:value-type="float" office:value="796018.067468235" calcext:value-type="float">
            <text:p>796018.067468235</text:p>
          </table:table-cell>
          <table:table-cell/>
          <table:table-cell office:value-type="float" office:value="1442690840.65461" calcext:value-type="float">
            <text:p>1442690840.65461</text:p>
          </table:table-cell>
          <table:table-cell table:formula="of:=[.G9]-[.B9]" office:value-type="float" office:value="0.0763602256774902" calcext:value-type="float">
            <text:p>0.076360225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690840.66069" calcext:value-type="float">
            <text:p>1442690840.66069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6.88618564605713" calcext:value-type="float">
            <text:p>6.8861856461</text:p>
          </table:table-cell>
          <table:table-cell table:formula="of:=[.C10]/([.D10]-[.D9])" office:value-type="float" office:value="796107.848355761" calcext:value-type="float">
            <text:p>796107.848355761</text:p>
          </table:table-cell>
          <table:table-cell/>
          <table:table-cell office:value-type="float" office:value="1442690840.73712" calcext:value-type="float">
            <text:p>1442690840.73712</text:p>
          </table:table-cell>
          <table:table-cell table:formula="of:=[.G10]-[.B10]" office:value-type="float" office:value="0.0764350891113281" calcext:value-type="float">
            <text:p>0.076435089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690840.74325" calcext:value-type="float">
            <text:p>1442690840.74325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6.96874403953552" calcext:value-type="float">
            <text:p>6.9687440395</text:p>
          </table:table-cell>
          <table:table-cell table:formula="of:=[.C11]/([.D11]-[.D10])" office:value-type="float" office:value="794976.709632518" calcext:value-type="float">
            <text:p>794976.709632518</text:p>
          </table:table-cell>
          <table:table-cell/>
          <table:table-cell office:value-type="float" office:value="1442690840.81953" calcext:value-type="float">
            <text:p>1442690840.81953</text:p>
          </table:table-cell>
          <table:table-cell table:formula="of:=[.G11]-[.B11]" office:value-type="float" office:value="0.0762887001037598" calcext:value-type="float">
            <text:p>0.07628870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690840.82573" calcext:value-type="float">
            <text:p>1442690840.82573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7.05123090744019" calcext:value-type="float">
            <text:p>7.0512309074</text:p>
          </table:table-cell>
          <table:table-cell table:formula="of:=[.C12]/([.D12]-[.D11])" office:value-type="float" office:value="795666.045604451" calcext:value-type="float">
            <text:p>795666.045604451</text:p>
          </table:table-cell>
          <table:table-cell/>
          <table:table-cell office:value-type="float" office:value="1442690840.90242" calcext:value-type="float">
            <text:p>1442690840.90242</text:p>
          </table:table-cell>
          <table:table-cell table:formula="of:=[.G12]-[.B12]" office:value-type="float" office:value="0.0766856670379639" calcext:value-type="float">
            <text:p>0.07668566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690840.90846" calcext:value-type="float">
            <text:p>1442690840.90846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7.13395833969116" calcext:value-type="float">
            <text:p>7.1339583397</text:p>
          </table:table-cell>
          <table:table-cell table:formula="of:=[.C13]/([.D13]-[.D12])" office:value-type="float" office:value="793352.316325825" calcext:value-type="float">
            <text:p>793352.316325825</text:p>
          </table:table-cell>
          <table:table-cell/>
          <table:table-cell office:value-type="float" office:value="1442690840.9848" calcext:value-type="float">
            <text:p>1442690840.9848</text:p>
          </table:table-cell>
          <table:table-cell table:formula="of:=[.G13]-[.B13]" office:value-type="float" office:value="0.0763380527496338" calcext:value-type="float">
            <text:p>0.076338052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690840.99083" calcext:value-type="float">
            <text:p>1442690840.99083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7.21632361412048" calcext:value-type="float">
            <text:p>7.2163236141</text:p>
          </table:table-cell>
          <table:table-cell table:formula="of:=[.C14]/([.D14]-[.D13])" office:value-type="float" office:value="796840.664403051" calcext:value-type="float">
            <text:p>796840.664403051</text:p>
          </table:table-cell>
          <table:table-cell/>
          <table:table-cell office:value-type="float" office:value="1442690841.06881" calcext:value-type="float">
            <text:p>1442690841.06881</text:p>
          </table:table-cell>
          <table:table-cell table:formula="of:=[.G14]-[.B14]" office:value-type="float" office:value="0.0779871940612793" calcext:value-type="float">
            <text:p>0.077987194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690841.0694" calcext:value-type="float">
            <text:p>1442690841.0694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7.29490303993225" calcext:value-type="float">
            <text:p>7.2949030399</text:p>
          </table:table-cell>
          <table:table-cell table:formula="of:=[.C15]/([.D15]-[.D14])" office:value-type="float" office:value="835231.351234579" calcext:value-type="float">
            <text:p>835231.351234579</text:p>
          </table:table-cell>
          <table:table-cell/>
          <table:table-cell office:value-type="float" office:value="1442690841.1479" calcext:value-type="float">
            <text:p>1442690841.1479</text:p>
          </table:table-cell>
          <table:table-cell table:formula="of:=[.G15]-[.B15]" office:value-type="float" office:value="0.0784938335418701" calcext:value-type="float">
            <text:p>0.078493833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690841.14796" calcext:value-type="float">
            <text:p>1442690841.14796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7.37345695495606" calcext:value-type="float">
            <text:p>7.373456955</text:p>
          </table:table-cell>
          <table:table-cell table:formula="of:=[.C16]/([.D16]-[.D15])" office:value-type="float" office:value="835502.596912095" calcext:value-type="float">
            <text:p>835502.596912095</text:p>
          </table:table-cell>
          <table:table-cell/>
          <table:table-cell office:value-type="float" office:value="1442690841.22709" calcext:value-type="float">
            <text:p>1442690841.22709</text:p>
          </table:table-cell>
          <table:table-cell table:formula="of:=[.G16]-[.B16]" office:value-type="float" office:value="0.0791306495666504" calcext:value-type="float">
            <text:p>0.079130649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690841.2265" calcext:value-type="float">
            <text:p>1442690841.2265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7.45199537277222" calcext:value-type="float">
            <text:p>7.4519953728</text:p>
          </table:table-cell>
          <table:table-cell table:formula="of:=[.C17]/([.D17]-[.D16])" office:value-type="float" office:value="835667.45835939" calcext:value-type="float">
            <text:p>835667.45835939</text:p>
          </table:table-cell>
          <table:table-cell/>
          <table:table-cell office:value-type="float" office:value="1442690841.30622" calcext:value-type="float">
            <text:p>1442690841.30622</text:p>
          </table:table-cell>
          <table:table-cell table:formula="of:=[.G17]-[.B17]" office:value-type="float" office:value="0.0797188282012939" calcext:value-type="float">
            <text:p>0.079718828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690841.30504" calcext:value-type="float">
            <text:p>1442690841.30504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7.53053689002991" calcext:value-type="float">
            <text:p>7.53053689</text:p>
          </table:table-cell>
          <table:table-cell table:formula="of:=[.C18]/([.D18]-[.D17])" office:value-type="float" office:value="835634.48086526" calcext:value-type="float">
            <text:p>835634.48086526</text:p>
          </table:table-cell>
          <table:table-cell/>
          <table:table-cell office:value-type="float" office:value="1442690841.3853" calcext:value-type="float">
            <text:p>1442690841.3853</text:p>
          </table:table-cell>
          <table:table-cell table:formula="of:=[.G18]-[.B18]" office:value-type="float" office:value="0.0802614688873291" calcext:value-type="float">
            <text:p>0.080261468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690841.38361" calcext:value-type="float">
            <text:p>1442690841.38361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7.60910391807556" calcext:value-type="float">
            <text:p>7.6091039181</text:p>
          </table:table-cell>
          <table:table-cell table:formula="of:=[.C19]/([.D19]-[.D18])" office:value-type="float" office:value="835363.149562716" calcext:value-type="float">
            <text:p>835363.149562716</text:p>
          </table:table-cell>
          <table:table-cell/>
          <table:table-cell office:value-type="float" office:value="1442690841.46441" calcext:value-type="float">
            <text:p>1442690841.46441</text:p>
          </table:table-cell>
          <table:table-cell table:formula="of:=[.G19]-[.B19]" office:value-type="float" office:value="0.0808019638061523" calcext:value-type="float">
            <text:p>0.080801963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690841.46218" calcext:value-type="float">
            <text:p>1442690841.46218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7.68767547607422" calcext:value-type="float">
            <text:p>7.6876754761</text:p>
          </table:table-cell>
          <table:table-cell table:formula="of:=[.C20]/([.D20]-[.D19])" office:value-type="float" office:value="835314.987659041" calcext:value-type="float">
            <text:p>835314.987659041</text:p>
          </table:table-cell>
          <table:table-cell/>
          <table:table-cell office:value-type="float" office:value="1442690841.54352" calcext:value-type="float">
            <text:p>1442690841.54352</text:p>
          </table:table-cell>
          <table:table-cell table:formula="of:=[.G20]-[.B20]" office:value-type="float" office:value="0.0813460350036621" calcext:value-type="float">
            <text:p>0.0813460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690841.54074" calcext:value-type="float">
            <text:p>1442690841.54074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7.76623558998108" calcext:value-type="float">
            <text:p>7.76623559</text:p>
          </table:table-cell>
          <table:table-cell table:formula="of:=[.C21]/([.D21]-[.D20])" office:value-type="float" office:value="835436.670545212" calcext:value-type="float">
            <text:p>835436.670545212</text:p>
          </table:table-cell>
          <table:table-cell/>
          <table:table-cell office:value-type="float" office:value="1442690841.6227" calcext:value-type="float">
            <text:p>1442690841.6227</text:p>
          </table:table-cell>
          <table:table-cell table:formula="of:=[.G21]-[.B21]" office:value-type="float" office:value="0.0819616317749023" calcext:value-type="float">
            <text:p>0.08196163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690841.61928" calcext:value-type="float">
            <text:p>1442690841.61928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7.84477472305298" calcext:value-type="float">
            <text:p>7.8447747231</text:p>
          </table:table-cell>
          <table:table-cell table:formula="of:=[.C22]/([.D22]-[.D21])" office:value-type="float" office:value="835659.847937417" calcext:value-type="float">
            <text:p>835659.847937417</text:p>
          </table:table-cell>
          <table:table-cell/>
          <table:table-cell office:value-type="float" office:value="1442690841.70174" calcext:value-type="float">
            <text:p>1442690841.70174</text:p>
          </table:table-cell>
          <table:table-cell table:formula="of:=[.G22]-[.B22]" office:value-type="float" office:value="0.0824682712554932" calcext:value-type="float">
            <text:p>0.082468271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690841.69781" calcext:value-type="float">
            <text:p>1442690841.69781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7.92330765724182" calcext:value-type="float">
            <text:p>7.9233076572</text:p>
          </table:table-cell>
          <table:table-cell table:formula="of:=[.C23]/([.D23]-[.D22])" office:value-type="float" office:value="835725.809533351" calcext:value-type="float">
            <text:p>835725.809533351</text:p>
          </table:table-cell>
          <table:table-cell/>
          <table:table-cell office:value-type="float" office:value="1442690841.78091" calcext:value-type="float">
            <text:p>1442690841.78091</text:p>
          </table:table-cell>
          <table:table-cell table:formula="of:=[.G23]-[.B23]" office:value-type="float" office:value="0.0831005573272705" calcext:value-type="float">
            <text:p>0.083100557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690841.77632" calcext:value-type="float">
            <text:p>1442690841.77632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8.00181555747986" calcext:value-type="float">
            <text:p>8.0018155575</text:p>
          </table:table-cell>
          <table:table-cell table:formula="of:=[.C24]/([.D24]-[.D23])" office:value-type="float" office:value="835992.298876964" calcext:value-type="float">
            <text:p>835992.298876964</text:p>
          </table:table-cell>
          <table:table-cell/>
          <table:table-cell office:value-type="float" office:value="1442690841.86001" calcext:value-type="float">
            <text:p>1442690841.86001</text:p>
          </table:table-cell>
          <table:table-cell table:formula="of:=[.G24]-[.B24]" office:value-type="float" office:value="0.0836892127990723" calcext:value-type="float">
            <text:p>0.083689212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690841.85488" calcext:value-type="float">
            <text:p>1442690841.85488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8.08038067817688" calcext:value-type="float">
            <text:p>8.0803806782</text:p>
          </table:table-cell>
          <table:table-cell table:formula="of:=[.C25]/([.D25]-[.D24])" office:value-type="float" office:value="835383.429920553" calcext:value-type="float">
            <text:p>835383.429920553</text:p>
          </table:table-cell>
          <table:table-cell/>
          <table:table-cell office:value-type="float" office:value="1442690841.93919" calcext:value-type="float">
            <text:p>1442690841.93919</text:p>
          </table:table-cell>
          <table:table-cell table:formula="of:=[.G25]-[.B25]" office:value-type="float" office:value="0.0843095779418945" calcext:value-type="float">
            <text:p>0.084309577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690841.93341" calcext:value-type="float">
            <text:p>1442690841.93341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8.15891218185425" calcext:value-type="float">
            <text:p>8.1589121819</text:p>
          </table:table-cell>
          <table:table-cell table:formula="of:=[.C26]/([.D26]-[.D25])" office:value-type="float" office:value="835741.032918925" calcext:value-type="float">
            <text:p>835741.032918925</text:p>
          </table:table-cell>
          <table:table-cell/>
          <table:table-cell office:value-type="float" office:value="1442690842.01818" calcext:value-type="float">
            <text:p>1442690842.01818</text:p>
          </table:table-cell>
          <table:table-cell table:formula="of:=[.G26]-[.B26]" office:value-type="float" office:value="0.0847656726837158" calcext:value-type="float">
            <text:p>0.084765672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690842.00996" calcext:value-type="float">
            <text:p>1442690842.00996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8.23545479774475" calcext:value-type="float">
            <text:p>8.2354547977</text:p>
          </table:table-cell>
          <table:table-cell table:formula="of:=[.C27]/([.D27]-[.D26])" office:value-type="float" office:value="857456.976567002" calcext:value-type="float">
            <text:p>857456.976567002</text:p>
          </table:table-cell>
          <table:table-cell/>
          <table:table-cell office:value-type="float" office:value="1442690842.08706" calcext:value-type="float">
            <text:p>1442690842.08706</text:p>
          </table:table-cell>
          <table:table-cell table:formula="of:=[.G27]-[.B27]" office:value-type="float" office:value="0.0771081447601318" calcext:value-type="float">
            <text:p>0.07710814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690842.07444" calcext:value-type="float">
            <text:p>1442690842.07444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8.29993677139282" calcext:value-type="float">
            <text:p>8.2999367714</text:p>
          </table:table-cell>
          <table:table-cell table:formula="of:=[.C28]/([.D28]-[.D27])" office:value-type="float" office:value="1017834.85037548" calcext:value-type="float">
            <text:p>1017834.85037548</text:p>
          </table:table-cell>
          <table:table-cell/>
          <table:table-cell office:value-type="float" office:value="1442690842.16045" calcext:value-type="float">
            <text:p>1442690842.16045</text:p>
          </table:table-cell>
          <table:table-cell table:formula="of:=[.G28]-[.B28]" office:value-type="float" office:value="0.0860116481781006" calcext:value-type="float">
            <text:p>0.086011648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690842.13879" calcext:value-type="float">
            <text:p>1442690842.13879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8.36428356170654" calcext:value-type="float">
            <text:p>8.3642835617</text:p>
          </table:table-cell>
          <table:table-cell table:formula="of:=[.C29]/([.D29]-[.D28])" office:value-type="float" office:value="1019973.17473045" calcext:value-type="float">
            <text:p>1019973.17473045</text:p>
          </table:table-cell>
          <table:table-cell/>
          <table:table-cell office:value-type="float" office:value="1442690842.23365" calcext:value-type="float">
            <text:p>1442690842.23365</text:p>
          </table:table-cell>
          <table:table-cell table:formula="of:=[.G29]-[.B29]" office:value-type="float" office:value="0.0948646068572998" calcext:value-type="float">
            <text:p>0.094864606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690842.20325" calcext:value-type="float">
            <text:p>1442690842.20325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8.42874956130981" calcext:value-type="float">
            <text:p>8.4287495613</text:p>
          </table:table-cell>
          <table:table-cell table:formula="of:=[.C30]/([.D30]-[.D29])" office:value-type="float" office:value="1018087.05990606" calcext:value-type="float">
            <text:p>1018087.05990606</text:p>
          </table:table-cell>
          <table:table-cell/>
          <table:table-cell office:value-type="float" office:value="1442690842.31099" calcext:value-type="float">
            <text:p>1442690842.31099</text:p>
          </table:table-cell>
          <table:table-cell table:formula="of:=[.G30]-[.B30]" office:value-type="float" office:value="0.107734680175781" calcext:value-type="float">
            <text:p>0.107734680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690842.26765" calcext:value-type="float">
            <text:p>1442690842.26765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8.49314904212952" calcext:value-type="float">
            <text:p>8.4931490421</text:p>
          </table:table-cell>
          <table:table-cell table:formula="of:=[.C31]/([.D31]-[.D30])" office:value-type="float" office:value="1019138.65088056" calcext:value-type="float">
            <text:p>1019138.65088056</text:p>
          </table:table-cell>
          <table:table-cell/>
          <table:table-cell office:value-type="float" office:value="1442690842.38828" calcext:value-type="float">
            <text:p>1442690842.38828</text:p>
          </table:table-cell>
          <table:table-cell table:formula="of:=[.G31]-[.B31]" office:value-type="float" office:value="0.120625019073486" calcext:value-type="float">
            <text:p>0.120625019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690842.33208" calcext:value-type="float">
            <text:p>1442690842.33208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8.55758047103882" calcext:value-type="float">
            <text:p>8.557580471</text:p>
          </table:table-cell>
          <table:table-cell table:formula="of:=[.C32]/([.D32]-[.D31])" office:value-type="float" office:value="1018633.31468852" calcext:value-type="float">
            <text:p>1018633.31468852</text:p>
          </table:table-cell>
          <table:table-cell/>
          <table:table-cell office:value-type="float" office:value="1442690842.46546" calcext:value-type="float">
            <text:p>1442690842.46546</text:p>
          </table:table-cell>
          <table:table-cell table:formula="of:=[.G32]-[.B32]" office:value-type="float" office:value="0.133382320404053" calcext:value-type="float">
            <text:p>0.133382320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690842.39647" calcext:value-type="float">
            <text:p>1442690842.39647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8.62197017669678" calcext:value-type="float">
            <text:p>8.6219701767</text:p>
          </table:table-cell>
          <table:table-cell table:formula="of:=[.C33]/([.D33]-[.D32])" office:value-type="float" office:value="1019293.36885993" calcext:value-type="float">
            <text:p>1019293.36885993</text:p>
          </table:table-cell>
          <table:table-cell/>
          <table:table-cell office:value-type="float" office:value="1442690842.52992" calcext:value-type="float">
            <text:p>1442690842.52992</text:p>
          </table:table-cell>
          <table:table-cell table:formula="of:=[.G33]-[.B33]" office:value-type="float" office:value="0.133443117141724" calcext:value-type="float">
            <text:p>0.133443117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690842.46082" calcext:value-type="float">
            <text:p>1442690842.46082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8.68632006645203" calcext:value-type="float">
            <text:p>8.6863200665</text:p>
          </table:table-cell>
          <table:table-cell table:formula="of:=[.C34]/([.D34]-[.D33])" office:value-type="float" office:value="1019924.04726142" calcext:value-type="float">
            <text:p>1019924.04726142</text:p>
          </table:table-cell>
          <table:table-cell/>
          <table:table-cell office:value-type="float" office:value="1442690842.60723" calcext:value-type="float">
            <text:p>1442690842.60723</text:p>
          </table:table-cell>
          <table:table-cell table:formula="of:=[.G34]-[.B34]" office:value-type="float" office:value="0.14641284942627" calcext:value-type="float">
            <text:p>0.146412849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690842.52533" calcext:value-type="float">
            <text:p>1442690842.52533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8.75083041191101" calcext:value-type="float">
            <text:p>8.7508304119</text:p>
          </table:table-cell>
          <table:table-cell table:formula="of:=[.C35]/([.D35]-[.D34])" office:value-type="float" office:value="1017387.20406836" calcext:value-type="float">
            <text:p>1017387.20406836</text:p>
          </table:table-cell>
          <table:table-cell/>
          <table:table-cell office:value-type="float" office:value="1442690842.68452" calcext:value-type="float">
            <text:p>1442690842.68452</text:p>
          </table:table-cell>
          <table:table-cell table:formula="of:=[.G35]-[.B35]" office:value-type="float" office:value="0.159183979034424" calcext:value-type="float">
            <text:p>0.15918397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690842.58976" calcext:value-type="float">
            <text:p>1442690842.58976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8.81525993347168" calcext:value-type="float">
            <text:p>8.8152599335</text:p>
          </table:table-cell>
          <table:table-cell table:formula="of:=[.C36]/([.D36]-[.D35])" office:value-type="float" office:value="1018663.46994675" calcext:value-type="float">
            <text:p>1018663.46994675</text:p>
          </table:table-cell>
          <table:table-cell/>
          <table:table-cell office:value-type="float" office:value="1442690842.74891" calcext:value-type="float">
            <text:p>1442690842.74891</text:p>
          </table:table-cell>
          <table:table-cell table:formula="of:=[.G36]-[.B36]" office:value-type="float" office:value="0.159147262573242" calcext:value-type="float">
            <text:p>0.159147262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690842.65411" calcext:value-type="float">
            <text:p>1442690842.65411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8.87960624694824" calcext:value-type="float">
            <text:p>8.8796062469</text:p>
          </table:table-cell>
          <table:table-cell table:formula="of:=[.C37]/([.D37]-[.D36])" office:value-type="float" office:value="1019980.73322267" calcext:value-type="float">
            <text:p>1019980.73322267</text:p>
          </table:table-cell>
          <table:table-cell/>
          <table:table-cell office:value-type="float" office:value="1442690842.82642" calcext:value-type="float">
            <text:p>1442690842.82642</text:p>
          </table:table-cell>
          <table:table-cell table:formula="of:=[.G37]-[.B37]" office:value-type="float" office:value="0.172310829162598" calcext:value-type="float">
            <text:p>0.172310829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690842.71847" calcext:value-type="float">
            <text:p>1442690842.71847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8.94396805763245" calcext:value-type="float">
            <text:p>8.9439680576</text:p>
          </table:table-cell>
          <table:table-cell table:formula="of:=[.C38]/([.D38]-[.D37])" office:value-type="float" office:value="1019735.13955392" calcext:value-type="float">
            <text:p>1019735.13955392</text:p>
          </table:table-cell>
          <table:table-cell/>
          <table:table-cell office:value-type="float" office:value="1442690842.90369" calcext:value-type="float">
            <text:p>1442690842.90369</text:p>
          </table:table-cell>
          <table:table-cell table:formula="of:=[.G38]-[.B38]" office:value-type="float" office:value="0.185220003128052" calcext:value-type="float">
            <text:p>0.185220003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690842.78289" calcext:value-type="float">
            <text:p>1442690842.78289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9.00838613510132" calcext:value-type="float">
            <text:p>9.0083861351</text:p>
          </table:table-cell>
          <table:table-cell table:formula="of:=[.C39]/([.D39]-[.D38])" office:value-type="float" office:value="1018844.43899641" calcext:value-type="float">
            <text:p>1018844.43899641</text:p>
          </table:table-cell>
          <table:table-cell/>
          <table:table-cell office:value-type="float" office:value="1442690842.96806" calcext:value-type="float">
            <text:p>1442690842.96806</text:p>
          </table:table-cell>
          <table:table-cell table:formula="of:=[.G39]-[.B39]" office:value-type="float" office:value="0.18516731262207" calcext:value-type="float">
            <text:p>0.185167312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690842.84726" calcext:value-type="float">
            <text:p>1442690842.84726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9.07275462150574" calcext:value-type="float">
            <text:p>9.0727546215</text:p>
          </table:table-cell>
          <table:table-cell table:formula="of:=[.C40]/([.D40]-[.D39])" office:value-type="float" office:value="1019629.38180094" calcext:value-type="float">
            <text:p>1019629.38180094</text:p>
          </table:table-cell>
          <table:table-cell/>
          <table:table-cell office:value-type="float" office:value="1442690843.04365" calcext:value-type="float">
            <text:p>1442690843.04365</text:p>
          </table:table-cell>
          <table:table-cell table:formula="of:=[.G40]-[.B40]" office:value-type="float" office:value="0.196391344070435" calcext:value-type="float">
            <text:p>0.196391344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690842.9116" calcext:value-type="float">
            <text:p>1442690842.9116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9.13709425926209" calcext:value-type="float">
            <text:p>9.1370942593</text:p>
          </table:table-cell>
          <table:table-cell table:formula="of:=[.C41]/([.D41]-[.D40])" office:value-type="float" office:value="1020086.56387757" calcext:value-type="float">
            <text:p>1020086.56387757</text:p>
          </table:table-cell>
          <table:table-cell/>
          <table:table-cell office:value-type="float" office:value="1442690843.11631" calcext:value-type="float">
            <text:p>1442690843.11631</text:p>
          </table:table-cell>
          <table:table-cell table:formula="of:=[.G41]-[.B41]" office:value-type="float" office:value="0.2047119140625" calcext:value-type="float">
            <text:p>0.204711914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690842.97595" calcext:value-type="float">
            <text:p>1442690842.97595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9.20144462585449" calcext:value-type="float">
            <text:p>9.2014446259</text:p>
          </table:table-cell>
          <table:table-cell table:formula="of:=[.C42]/([.D42]-[.D41])" office:value-type="float" office:value="1019916.48960931" calcext:value-type="float">
            <text:p>1019916.48960931</text:p>
          </table:table-cell>
          <table:table-cell/>
          <table:table-cell office:value-type="float" office:value="1442690843.17689" calcext:value-type="float">
            <text:p>1442690843.17689</text:p>
          </table:table-cell>
          <table:table-cell table:formula="of:=[.G42]-[.B42]" office:value-type="float" office:value="0.200947523117065" calcext:value-type="float">
            <text:p>0.200947523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690843.04142" calcext:value-type="float">
            <text:p>1442690843.04142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9.26691627502441" calcext:value-type="float">
            <text:p>9.266916275</text:p>
          </table:table-cell>
          <table:table-cell table:formula="of:=[.C43]/([.D43]-[.D42])" office:value-type="float" office:value="1002449.1643652" calcext:value-type="float">
            <text:p>1002449.1643652</text:p>
          </table:table-cell>
          <table:table-cell/>
          <table:table-cell office:value-type="float" office:value="1442690843.24968" calcext:value-type="float">
            <text:p>1442690843.24968</text:p>
          </table:table-cell>
          <table:table-cell table:formula="of:=[.G43]-[.B43]" office:value-type="float" office:value="0.208263158798218" calcext:value-type="float">
            <text:p>0.208263158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690843.10794" calcext:value-type="float">
            <text:p>1442690843.10794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9.33343958854675" calcext:value-type="float">
            <text:p>9.3334395885</text:p>
          </table:table-cell>
          <table:table-cell table:formula="of:=[.C44]/([.D44]-[.D43])" office:value-type="float" office:value="986601.486379064" calcext:value-type="float">
            <text:p>986601.486379064</text:p>
          </table:table-cell>
          <table:table-cell/>
          <table:table-cell office:value-type="float" office:value="1442690843.32217" calcext:value-type="float">
            <text:p>1442690843.32217</text:p>
          </table:table-cell>
          <table:table-cell table:formula="of:=[.G44]-[.B44]" office:value-type="float" office:value="0.214226961135864" calcext:value-type="float">
            <text:p>0.214226961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690843.17443" calcext:value-type="float">
            <text:p>1442690843.17443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9.39992713928223" calcext:value-type="float">
            <text:p>9.3999271393</text:p>
          </table:table-cell>
          <table:table-cell table:formula="of:=[.C45]/([.D45]-[.D44])" office:value-type="float" office:value="987132.166458086" calcext:value-type="float">
            <text:p>987132.166458086</text:p>
          </table:table-cell>
          <table:table-cell/>
          <table:table-cell office:value-type="float" office:value="1442690843.38278" calcext:value-type="float">
            <text:p>1442690843.38278</text:p>
          </table:table-cell>
          <table:table-cell table:formula="of:=[.G45]-[.B45]" office:value-type="float" office:value="0.208353519439697" calcext:value-type="float">
            <text:p>0.208353519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690843.24099" calcext:value-type="float">
            <text:p>1442690843.24099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9.46649074554443" calcext:value-type="float">
            <text:p>9.4664907455</text:p>
          </table:table-cell>
          <table:table-cell table:formula="of:=[.C46]/([.D46]-[.D45])" office:value-type="float" office:value="986004.26998295" calcext:value-type="float">
            <text:p>986004.26998295</text:p>
          </table:table-cell>
          <table:table-cell/>
          <table:table-cell office:value-type="float" office:value="1442690843.45545" calcext:value-type="float">
            <text:p>1442690843.45545</text:p>
          </table:table-cell>
          <table:table-cell table:formula="of:=[.G46]-[.B46]" office:value-type="float" office:value="0.214455842971802" calcext:value-type="float">
            <text:p>0.21445584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690843.30751" calcext:value-type="float">
            <text:p>1442690843.30751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9.53300905227661" calcext:value-type="float">
            <text:p>9.5330090523</text:p>
          </table:table-cell>
          <table:table-cell table:formula="of:=[.C47]/([.D47]-[.D46])" office:value-type="float" office:value="986675.747238331" calcext:value-type="float">
            <text:p>986675.747238331</text:p>
          </table:table-cell>
          <table:table-cell/>
          <table:table-cell office:value-type="float" office:value="1442690843.52821" calcext:value-type="float">
            <text:p>1442690843.52821</text:p>
          </table:table-cell>
          <table:table-cell table:formula="of:=[.G47]-[.B47]" office:value-type="float" office:value="0.220701932907104" calcext:value-type="float">
            <text:p>0.220701932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690843.37407" calcext:value-type="float">
            <text:p>1442690843.37407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9.59956574440002" calcext:value-type="float">
            <text:p>9.5995657444</text:p>
          </table:table-cell>
          <table:table-cell table:formula="of:=[.C48]/([.D48]-[.D47])" office:value-type="float" office:value="986106.699508166" calcext:value-type="float">
            <text:p>986106.699508166</text:p>
          </table:table-cell>
          <table:table-cell/>
          <table:table-cell office:value-type="float" office:value="1442690843.58876" calcext:value-type="float">
            <text:p>1442690843.58876</text:p>
          </table:table-cell>
          <table:table-cell table:formula="of:=[.G48]-[.B48]" office:value-type="float" office:value="0.214688301086426" calcext:value-type="float">
            <text:p>0.214688301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690843.44059" calcext:value-type="float">
            <text:p>1442690843.44059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9.6660840511322" calcext:value-type="float">
            <text:p>9.6660840511</text:p>
          </table:table-cell>
          <table:table-cell table:formula="of:=[.C49]/([.D49]-[.D48])" office:value-type="float" office:value="986675.747238331" calcext:value-type="float">
            <text:p>986675.747238331</text:p>
          </table:table-cell>
          <table:table-cell/>
          <table:table-cell office:value-type="float" office:value="1442690843.66139" calcext:value-type="float">
            <text:p>1442690843.66139</text:p>
          </table:table-cell>
          <table:table-cell table:formula="of:=[.G49]-[.B49]" office:value-type="float" office:value="0.220804691314697" calcext:value-type="float">
            <text:p>0.220804691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690843.50711" calcext:value-type="float">
            <text:p>1442690843.50711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9.73260307312012" calcext:value-type="float">
            <text:p>9.7326030731</text:p>
          </table:table-cell>
          <table:table-cell table:formula="of:=[.C50]/([.D50]-[.D49])" office:value-type="float" office:value="986665.137859721" calcext:value-type="float">
            <text:p>986665.137859721</text:p>
          </table:table-cell>
          <table:table-cell/>
          <table:table-cell office:value-type="float" office:value="1442690843.73408" calcext:value-type="float">
            <text:p>1442690843.73408</text:p>
          </table:table-cell>
          <table:table-cell table:formula="of:=[.G50]-[.B50]" office:value-type="float" office:value="0.226976633071899" calcext:value-type="float">
            <text:p>0.226976633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690843.57359" calcext:value-type="float">
            <text:p>1442690843.57359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9.79909253120422" calcext:value-type="float">
            <text:p>9.7990925312</text:p>
          </table:table-cell>
          <table:table-cell table:formula="of:=[.C51]/([.D51]-[.D50])" office:value-type="float" office:value="987103.849109105" calcext:value-type="float">
            <text:p>987103.849109105</text:p>
          </table:table-cell>
          <table:table-cell/>
          <table:table-cell office:value-type="float" office:value="1442690843.79459" calcext:value-type="float">
            <text:p>1442690843.79459</text:p>
          </table:table-cell>
          <table:table-cell table:formula="of:=[.G51]-[.B51]" office:value-type="float" office:value="0.220995426177979" calcext:value-type="float">
            <text:p>0.220995426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690843.64015" calcext:value-type="float">
            <text:p>1442690843.64015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9.8656439781189" calcext:value-type="float">
            <text:p>9.8656439781</text:p>
          </table:table-cell>
          <table:table-cell table:formula="of:=[.C52]/([.D52]-[.D51])" office:value-type="float" office:value="986184.418862422" calcext:value-type="float">
            <text:p>986184.418862422</text:p>
          </table:table-cell>
          <table:table-cell/>
          <table:table-cell office:value-type="float" office:value="1442690843.86719" calcext:value-type="float">
            <text:p>1442690843.86719</text:p>
          </table:table-cell>
          <table:table-cell table:formula="of:=[.G52]-[.B52]" office:value-type="float" office:value="0.227047204971313" calcext:value-type="float">
            <text:p>0.22704720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690843.7066" calcext:value-type="float">
            <text:p>1442690843.7066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9.93210172653198" calcext:value-type="float">
            <text:p>9.9321017265</text:p>
          </table:table-cell>
          <table:table-cell table:formula="of:=[.C53]/([.D53]-[.D52])" office:value-type="float" office:value="987574.836150733" calcext:value-type="float">
            <text:p>987574.836150733</text:p>
          </table:table-cell>
          <table:table-cell/>
          <table:table-cell office:value-type="float" office:value="1442690843.93989" calcext:value-type="float">
            <text:p>1442690843.93989</text:p>
          </table:table-cell>
          <table:table-cell table:formula="of:=[.G53]-[.B53]" office:value-type="float" office:value="0.233281373977661" calcext:value-type="float">
            <text:p>0.23328137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690843.77301" calcext:value-type="float">
            <text:p>1442690843.77301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9.9985089302063" calcext:value-type="float">
            <text:p>9.9985089302</text:p>
          </table:table-cell>
          <table:table-cell table:formula="of:=[.C54]/([.D54]-[.D53])" office:value-type="float" office:value="988326.512314564" calcext:value-type="float">
            <text:p>988326.512314564</text:p>
          </table:table-cell>
          <table:table-cell/>
          <table:table-cell office:value-type="float" office:value="1442690844.00056" calcext:value-type="float">
            <text:p>1442690844.00056</text:p>
          </table:table-cell>
          <table:table-cell table:formula="of:=[.G54]-[.B54]" office:value-type="float" office:value="0.227549076080322" calcext:value-type="float">
            <text:p>0.227549076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690843.83952" calcext:value-type="float">
            <text:p>1442690843.83952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0.0650150775909" calcext:value-type="float">
            <text:p>10.0650150776</text:p>
          </table:table-cell>
          <table:table-cell table:formula="of:=[.C55]/([.D55]-[.D54])" office:value-type="float" office:value="986856.141589621" calcext:value-type="float">
            <text:p>986856.141589621</text:p>
          </table:table-cell>
          <table:table-cell/>
          <table:table-cell office:value-type="float" office:value="1442690844.0785" calcext:value-type="float">
            <text:p>1442690844.0785</text:p>
          </table:table-cell>
          <table:table-cell table:formula="of:=[.G55]-[.B55]" office:value-type="float" office:value="0.2389817237854" calcext:value-type="float">
            <text:p>0.238981723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690843.90601" calcext:value-type="float">
            <text:p>1442690843.90601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0.131504535675" calcext:value-type="float">
            <text:p>10.1315045357</text:p>
          </table:table-cell>
          <table:table-cell table:formula="of:=[.C56]/([.D56]-[.D55])" office:value-type="float" office:value="987103.849109105" calcext:value-type="float">
            <text:p>987103.849109105</text:p>
          </table:table-cell>
          <table:table-cell/>
          <table:table-cell office:value-type="float" office:value="1442690844.15907" calcext:value-type="float">
            <text:p>1442690844.15907</text:p>
          </table:table-cell>
          <table:table-cell table:formula="of:=[.G56]-[.B56]" office:value-type="float" office:value="0.25306248664856" calcext:value-type="float">
            <text:p>0.253062486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690843.97253" calcext:value-type="float">
            <text:p>1442690843.97253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0.1980278491974" calcext:value-type="float">
            <text:p>10.1980278492</text:p>
          </table:table-cell>
          <table:table-cell table:formula="of:=[.C57]/([.D57]-[.D56])" office:value-type="float" office:value="986601.486379064" calcext:value-type="float">
            <text:p>986601.486379064</text:p>
          </table:table-cell>
          <table:table-cell/>
          <table:table-cell office:value-type="float" office:value="1442690844.22638" calcext:value-type="float">
            <text:p>1442690844.22638</text:p>
          </table:table-cell>
          <table:table-cell table:formula="of:=[.G57]-[.B57]" office:value-type="float" office:value="0.253852605819702" calcext:value-type="float">
            <text:p>0.253852605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690844.03904" calcext:value-type="float">
            <text:p>1442690844.03904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0.2645373344421" calcext:value-type="float">
            <text:p>10.2645373344</text:p>
          </table:table-cell>
          <table:table-cell table:formula="of:=[.C58]/([.D58]-[.D57])" office:value-type="float" office:value="986806.615003531" calcext:value-type="float">
            <text:p>986806.615003531</text:p>
          </table:table-cell>
          <table:table-cell/>
          <table:table-cell office:value-type="float" office:value="1442690844.30713" calcext:value-type="float">
            <text:p>1442690844.30713</text:p>
          </table:table-cell>
          <table:table-cell table:formula="of:=[.G58]-[.B58]" office:value-type="float" office:value="0.268094778060913" calcext:value-type="float">
            <text:p>0.268094778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690844.10552" calcext:value-type="float">
            <text:p>1442690844.10552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0.3310132026672" calcext:value-type="float">
            <text:p>10.3310132027</text:p>
          </table:table-cell>
          <table:table-cell table:formula="of:=[.C59]/([.D59]-[.D58])" office:value-type="float" office:value="987305.645678215" calcext:value-type="float">
            <text:p>987305.645678215</text:p>
          </table:table-cell>
          <table:table-cell/>
          <table:table-cell office:value-type="float" office:value="1442690844.38789" calcext:value-type="float">
            <text:p>1442690844.38789</text:p>
          </table:table-cell>
          <table:table-cell table:formula="of:=[.G59]-[.B59]" office:value-type="float" office:value="0.282376527786255" calcext:value-type="float">
            <text:p>0.282376527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690844.17213" calcext:value-type="float">
            <text:p>1442690844.17213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0.3976299762726" calcext:value-type="float">
            <text:p>10.3976299763</text:p>
          </table:table-cell>
          <table:table-cell table:formula="of:=[.C60]/([.D60]-[.D59])" office:value-type="float" office:value="985217.332631858" calcext:value-type="float">
            <text:p>985217.332631858</text:p>
          </table:table-cell>
          <table:table-cell/>
          <table:table-cell office:value-type="float" office:value="1442690844.45516" calcext:value-type="float">
            <text:p>1442690844.45516</text:p>
          </table:table-cell>
          <table:table-cell table:formula="of:=[.G60]-[.B60]" office:value-type="float" office:value="0.283027410507202" calcext:value-type="float">
            <text:p>0.283027410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690844.23863" calcext:value-type="float">
            <text:p>1442690844.23863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0.4641330242157" calcext:value-type="float">
            <text:p>10.4641330242</text:p>
          </table:table-cell>
          <table:table-cell table:formula="of:=[.C61]/([.D61]-[.D60])" office:value-type="float" office:value="986902.135014018" calcext:value-type="float">
            <text:p>986902.135014018</text:p>
          </table:table-cell>
          <table:table-cell/>
          <table:table-cell office:value-type="float" office:value="1442690844.53609" calcext:value-type="float">
            <text:p>1442690844.53609</text:p>
          </table:table-cell>
          <table:table-cell table:formula="of:=[.G61]-[.B61]" office:value-type="float" office:value="0.297451734542847" calcext:value-type="float">
            <text:p>0.297451734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690844.30512" calcext:value-type="float">
            <text:p>1442690844.30512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0.5306162834167" calcext:value-type="float">
            <text:p>10.5306162834</text:p>
          </table:table-cell>
          <table:table-cell table:formula="of:=[.C62]/([.D62]-[.D61])" office:value-type="float" office:value="987195.886433974" calcext:value-type="float">
            <text:p>987195.886433974</text:p>
          </table:table-cell>
          <table:table-cell/>
          <table:table-cell office:value-type="float" office:value="1442690844.61667" calcext:value-type="float">
            <text:p>1442690844.61667</text:p>
          </table:table-cell>
          <table:table-cell table:formula="of:=[.G62]-[.B62]" office:value-type="float" office:value="0.311549663543701" calcext:value-type="float">
            <text:p>0.311549663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690844.37162" calcext:value-type="float">
            <text:p>1442690844.37162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0.5971145629883" calcext:value-type="float">
            <text:p>10.597114563</text:p>
          </table:table-cell>
          <table:table-cell table:formula="of:=[.C63]/([.D63]-[.D62])" office:value-type="float" office:value="986972.902500412" calcext:value-type="float">
            <text:p>986972.902500412</text:p>
          </table:table-cell>
          <table:table-cell/>
          <table:table-cell office:value-type="float" office:value="1442690844.68401" calcext:value-type="float">
            <text:p>1442690844.68401</text:p>
          </table:table-cell>
          <table:table-cell table:formula="of:=[.G63]-[.B63]" office:value-type="float" office:value="0.312394380569458" calcext:value-type="float">
            <text:p>0.312394380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690844.43817" calcext:value-type="float">
            <text:p>1442690844.43817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0.6636643409729" calcext:value-type="float">
            <text:p>10.663664341</text:p>
          </table:table-cell>
          <table:table-cell table:formula="of:=[.C64]/([.D64]-[.D63])" office:value-type="float" office:value="986209.150317057" calcext:value-type="float">
            <text:p>986209.150317057</text:p>
          </table:table-cell>
          <table:table-cell/>
          <table:table-cell office:value-type="float" office:value="1442690844.76478" calcext:value-type="float">
            <text:p>1442690844.76478</text:p>
          </table:table-cell>
          <table:table-cell table:formula="of:=[.G64]-[.B64]" office:value-type="float" office:value="0.32661509513855" calcext:value-type="float">
            <text:p>0.326615095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690844.50467" calcext:value-type="float">
            <text:p>1442690844.50467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0.7301676273346" calcext:value-type="float">
            <text:p>10.7301676273</text:p>
          </table:table-cell>
          <table:table-cell table:formula="of:=[.C65]/([.D65]-[.D64])" office:value-type="float" office:value="986898.596906089" calcext:value-type="float">
            <text:p>986898.596906089</text:p>
          </table:table-cell>
          <table:table-cell/>
          <table:table-cell office:value-type="float" office:value="1442690844.84548" calcext:value-type="float">
            <text:p>1442690844.84548</text:p>
          </table:table-cell>
          <table:table-cell table:formula="of:=[.G65]-[.B65]" office:value-type="float" office:value="0.340813875198364" calcext:value-type="float">
            <text:p>0.340813875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690844.57119" calcext:value-type="float">
            <text:p>1442690844.57119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0.7966833114624" calcext:value-type="float">
            <text:p>10.7966833115</text:p>
          </table:table-cell>
          <table:table-cell table:formula="of:=[.C66]/([.D66]-[.D65])" office:value-type="float" office:value="986714.650245352" calcext:value-type="float">
            <text:p>986714.650245352</text:p>
          </table:table-cell>
          <table:table-cell/>
          <table:table-cell office:value-type="float" office:value="1442690844.91289" calcext:value-type="float">
            <text:p>1442690844.91289</text:p>
          </table:table-cell>
          <table:table-cell table:formula="of:=[.G66]-[.B66]" office:value-type="float" office:value="0.341700553894043" calcext:value-type="float">
            <text:p>0.341700553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690844.63778" calcext:value-type="float">
            <text:p>1442690844.63778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0.8632819652557" calcext:value-type="float">
            <text:p>10.8632819653</text:p>
          </table:table-cell>
          <table:table-cell table:formula="of:=[.C67]/([.D67]-[.D66])" office:value-type="float" office:value="985485.385390302" calcext:value-type="float">
            <text:p>985485.385390302</text:p>
          </table:table-cell>
          <table:table-cell/>
          <table:table-cell office:value-type="float" office:value="1442690844.99358" calcext:value-type="float">
            <text:p>1442690844.99358</text:p>
          </table:table-cell>
          <table:table-cell table:formula="of:=[.G67]-[.B67]" office:value-type="float" office:value="0.35580039024353" calcext:value-type="float">
            <text:p>0.355800390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690844.70429" calcext:value-type="float">
            <text:p>1442690844.70429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0.9297895431519" calcext:value-type="float">
            <text:p>10.9297895432</text:p>
          </table:table-cell>
          <table:table-cell table:formula="of:=[.C68]/([.D68]-[.D67])" office:value-type="float" office:value="986834.915301144" calcext:value-type="float">
            <text:p>986834.915301144</text:p>
          </table:table-cell>
          <table:table-cell/>
          <table:table-cell office:value-type="float" office:value="1442690845.06441" calcext:value-type="float">
            <text:p>1442690845.06441</text:p>
          </table:table-cell>
          <table:table-cell table:formula="of:=[.G68]-[.B68]" office:value-type="float" office:value="0.360121965408325" calcext:value-type="float">
            <text:p>0.360121965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690844.77076" calcext:value-type="float">
            <text:p>1442690844.77076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0.9962577819824" calcext:value-type="float">
            <text:p>10.996257782</text:p>
          </table:table-cell>
          <table:table-cell table:formula="of:=[.C69]/([.D69]-[.D68])" office:value-type="float" office:value="987418.971146534" calcext:value-type="float">
            <text:p>987418.971146534</text:p>
          </table:table-cell>
          <table:table-cell/>
          <table:table-cell office:value-type="float" office:value="1442690845.11939" calcext:value-type="float">
            <text:p>1442690845.11939</text:p>
          </table:table-cell>
          <table:table-cell table:formula="of:=[.G69]-[.B69]" office:value-type="float" office:value="0.348627090454102" calcext:value-type="float">
            <text:p>0.348627090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690844.83727" calcext:value-type="float">
            <text:p>1442690844.83727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1.06276679039" calcext:value-type="float">
            <text:p>11.0627667904</text:p>
          </table:table-cell>
          <table:table-cell table:formula="of:=[.C70]/([.D70]-[.D69])" office:value-type="float" office:value="986813.68992576" calcext:value-type="float">
            <text:p>986813.68992576</text:p>
          </table:table-cell>
          <table:table-cell/>
          <table:table-cell office:value-type="float" office:value="1442690845.18548" calcext:value-type="float">
            <text:p>1442690845.18548</text:p>
          </table:table-cell>
          <table:table-cell table:formula="of:=[.G70]-[.B70]" office:value-type="float" office:value="0.348212718963623" calcext:value-type="float">
            <text:p>0.34821271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690844.90378" calcext:value-type="float">
            <text:p>1442690844.90378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1.1292822360992" calcext:value-type="float">
            <text:p>11.1292822361</text:p>
          </table:table-cell>
          <table:table-cell table:formula="of:=[.C71]/([.D71]-[.D70])" office:value-type="float" office:value="986718.187034475" calcext:value-type="float">
            <text:p>986718.187034475</text:p>
          </table:table-cell>
          <table:table-cell/>
          <table:table-cell office:value-type="float" office:value="1442690845.2515" calcext:value-type="float">
            <text:p>1442690845.2515</text:p>
          </table:table-cell>
          <table:table-cell table:formula="of:=[.G71]-[.B71]" office:value-type="float" office:value="0.347717761993408" calcext:value-type="float">
            <text:p>0.34771776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690844.97029" calcext:value-type="float">
            <text:p>1442690844.97029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1.1957919597626" calcext:value-type="float">
            <text:p>11.1957919598</text:p>
          </table:table-cell>
          <table:table-cell table:formula="of:=[.C72]/([.D72]-[.D71])" office:value-type="float" office:value="986803.077580459" calcext:value-type="float">
            <text:p>986803.077580459</text:p>
          </table:table-cell>
          <table:table-cell/>
          <table:table-cell office:value-type="float" office:value="1442690845.30661" calcext:value-type="float">
            <text:p>1442690845.30661</text:p>
          </table:table-cell>
          <table:table-cell table:formula="of:=[.G72]-[.B72]" office:value-type="float" office:value="0.336320877075195" calcext:value-type="float">
            <text:p>0.336320877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690845.03474" calcext:value-type="float">
            <text:p>1442690845.03474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1.2602412700653" calcext:value-type="float">
            <text:p>11.2602412701</text:p>
          </table:table-cell>
          <table:table-cell table:formula="of:=[.C73]/([.D73]-[.D72])" office:value-type="float" office:value="1018350.69594555" calcext:value-type="float">
            <text:p>1018350.69594555</text:p>
          </table:table-cell>
          <table:table-cell/>
          <table:table-cell office:value-type="float" office:value="1442690845.37266" calcext:value-type="float">
            <text:p>1442690845.37266</text:p>
          </table:table-cell>
          <table:table-cell table:formula="of:=[.G73]-[.B73]" office:value-type="float" office:value="0.337917327880859" calcext:value-type="float">
            <text:p>0.337917327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690845.09826" calcext:value-type="float">
            <text:p>1442690845.09826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1.323760509491" calcext:value-type="float">
            <text:p>11.3237605095</text:p>
          </table:table-cell>
          <table:table-cell table:formula="of:=[.C74]/([.D74]-[.D73])" office:value-type="float" office:value="1033261.74232318" calcext:value-type="float">
            <text:p>1033261.74232318</text:p>
          </table:table-cell>
          <table:table-cell/>
          <table:table-cell office:value-type="float" office:value="1442690845.4388" calcext:value-type="float">
            <text:p>1442690845.4388</text:p>
          </table:table-cell>
          <table:table-cell table:formula="of:=[.G74]-[.B74]" office:value-type="float" office:value="0.340537548065186" calcext:value-type="float">
            <text:p>0.340537548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690845.16177" calcext:value-type="float">
            <text:p>1442690845.16177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1.3872723579407" calcext:value-type="float">
            <text:p>11.3872723579</text:p>
          </table:table-cell>
          <table:table-cell table:formula="of:=[.C75]/([.D75]-[.D74])" office:value-type="float" office:value="1033381.98465396" calcext:value-type="float">
            <text:p>1033381.98465396</text:p>
          </table:table-cell>
          <table:table-cell/>
          <table:table-cell office:value-type="float" office:value="1442690845.49376" calcext:value-type="float">
            <text:p>1442690845.49376</text:p>
          </table:table-cell>
          <table:table-cell table:formula="of:=[.G75]-[.B75]" office:value-type="float" office:value="0.33198618888855" calcext:value-type="float">
            <text:p>0.331986188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690845.22529" calcext:value-type="float">
            <text:p>1442690845.22529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1.4507870674133" calcext:value-type="float">
            <text:p>11.4507870674</text:p>
          </table:table-cell>
          <table:table-cell table:formula="of:=[.C76]/([.D76]-[.D75])" office:value-type="float" office:value="1033335.43591592" calcext:value-type="float">
            <text:p>1033335.43591592</text:p>
          </table:table-cell>
          <table:table-cell/>
          <table:table-cell office:value-type="float" office:value="1442690845.55981" calcext:value-type="float">
            <text:p>1442690845.55981</text:p>
          </table:table-cell>
          <table:table-cell table:formula="of:=[.G76]-[.B76]" office:value-type="float" office:value="0.334522485733032" calcext:value-type="float">
            <text:p>0.334522485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690845.28879" calcext:value-type="float">
            <text:p>1442690845.28879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1.5142922401428" calcext:value-type="float">
            <text:p>11.5142922401</text:p>
          </table:table-cell>
          <table:table-cell table:formula="of:=[.C77]/([.D77]-[.D76])" office:value-type="float" office:value="1033490.61468689" calcext:value-type="float">
            <text:p>1033490.61468689</text:p>
          </table:table-cell>
          <table:table-cell/>
          <table:table-cell office:value-type="float" office:value="1442690845.62587" calcext:value-type="float">
            <text:p>1442690845.62587</text:p>
          </table:table-cell>
          <table:table-cell table:formula="of:=[.G77]-[.B77]" office:value-type="float" office:value="0.337079286575317" calcext:value-type="float">
            <text:p>0.337079286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690845.3523" calcext:value-type="float">
            <text:p>1442690845.3523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1.5778019428253" calcext:value-type="float">
            <text:p>11.5778019428</text:p>
          </table:table-cell>
          <table:table-cell table:formula="of:=[.C78]/([.D78]-[.D77])" office:value-type="float" office:value="1033416.89895975" calcext:value-type="float">
            <text:p>1033416.89895975</text:p>
          </table:table-cell>
          <table:table-cell/>
          <table:table-cell office:value-type="float" office:value="1442690845.68098" calcext:value-type="float">
            <text:p>1442690845.68098</text:p>
          </table:table-cell>
          <table:table-cell table:formula="of:=[.G78]-[.B78]" office:value-type="float" office:value="0.328673124313354" calcext:value-type="float">
            <text:p>0.328673124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690845.41578" calcext:value-type="float">
            <text:p>1442690845.41578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1.6412787437439" calcext:value-type="float">
            <text:p>11.6412787437</text:p>
          </table:table-cell>
          <table:table-cell table:formula="of:=[.C79]/([.D79]-[.D78])" office:value-type="float" office:value="1033952.54723352" calcext:value-type="float">
            <text:p>1033952.54723352</text:p>
          </table:table-cell>
          <table:table-cell/>
          <table:table-cell office:value-type="float" office:value="1442690845.74709" calcext:value-type="float">
            <text:p>1442690845.74709</text:p>
          </table:table-cell>
          <table:table-cell table:formula="of:=[.G79]-[.B79]" office:value-type="float" office:value="0.331310987472534" calcext:value-type="float">
            <text:p>0.331310987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690845.47925" calcext:value-type="float">
            <text:p>1442690845.47925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1.7047438621521" calcext:value-type="float">
            <text:p>11.7047438622</text:p>
          </table:table-cell>
          <table:table-cell table:formula="of:=[.C80]/([.D80]-[.D79])" office:value-type="float" office:value="1034142.87479714" calcext:value-type="float">
            <text:p>1034142.87479714</text:p>
          </table:table-cell>
          <table:table-cell/>
          <table:table-cell office:value-type="float" office:value="1442690845.81308" calcext:value-type="float">
            <text:p>1442690845.81308</text:p>
          </table:table-cell>
          <table:table-cell table:formula="of:=[.G80]-[.B80]" office:value-type="float" office:value="0.333829402923584" calcext:value-type="float">
            <text:p>0.333829402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690845.5427" calcext:value-type="float">
            <text:p>1442690845.5427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1.76819896698" calcext:value-type="float">
            <text:p>11.768198967</text:p>
          </table:table-cell>
          <table:table-cell table:formula="of:=[.C81]/([.D81]-[.D80])" office:value-type="float" office:value="1034306.0684877" calcext:value-type="float">
            <text:p>1034306.0684877</text:p>
          </table:table-cell>
          <table:table-cell/>
          <table:table-cell office:value-type="float" office:value="1442690845.86818" calcext:value-type="float">
            <text:p>1442690845.86818</text:p>
          </table:table-cell>
          <table:table-cell table:formula="of:=[.G81]-[.B81]" office:value-type="float" office:value="0.325474739074707" calcext:value-type="float">
            <text:p>0.325474739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690845.60615" calcext:value-type="float">
            <text:p>1442690845.60615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1.8316493034363" calcext:value-type="float">
            <text:p>11.8316493034</text:p>
          </table:table-cell>
          <table:table-cell table:formula="of:=[.C82]/([.D82]-[.D81])" office:value-type="float" office:value="1034383.79787322" calcext:value-type="float">
            <text:p>1034383.79787322</text:p>
          </table:table-cell>
          <table:table-cell/>
          <table:table-cell office:value-type="float" office:value="1442690845.93418" calcext:value-type="float">
            <text:p>1442690845.93418</text:p>
          </table:table-cell>
          <table:table-cell table:formula="of:=[.G82]-[.B82]" office:value-type="float" office:value="0.328031063079834" calcext:value-type="float">
            <text:p>0.328031063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690845.66961" calcext:value-type="float">
            <text:p>1442690845.66961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1.8951086997986" calcext:value-type="float">
            <text:p>11.8951086998</text:p>
          </table:table-cell>
          <table:table-cell table:formula="of:=[.C83]/([.D83]-[.D82])" office:value-type="float" office:value="1034236.12202819" calcext:value-type="float">
            <text:p>1034236.12202819</text:p>
          </table:table-cell>
          <table:table-cell/>
          <table:table-cell office:value-type="float" office:value="1442690846.00028" calcext:value-type="float">
            <text:p>1442690846.00028</text:p>
          </table:table-cell>
          <table:table-cell table:formula="of:=[.G83]-[.B83]" office:value-type="float" office:value="0.330666065216064" calcext:value-type="float">
            <text:p>0.330666065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690845.73321" calcext:value-type="float">
            <text:p>1442690845.73321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1.9587032794952" calcext:value-type="float">
            <text:p>11.9587032795</text:p>
          </table:table-cell>
          <table:table-cell table:formula="of:=[.C84]/([.D84]-[.D83])" office:value-type="float" office:value="1032037.64083454" calcext:value-type="float">
            <text:p>1032037.64083454</text:p>
          </table:table-cell>
          <table:table-cell/>
          <table:table-cell office:value-type="float" office:value="1442690846.05261" calcext:value-type="float">
            <text:p>1442690846.05261</text:p>
          </table:table-cell>
          <table:table-cell table:formula="of:=[.G84]-[.B84]" office:value-type="float" office:value="0.319403409957886" calcext:value-type="float">
            <text:p>0.3194034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690845.79669" calcext:value-type="float">
            <text:p>1442690845.79669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2.0221915245056" calcext:value-type="float">
            <text:p>12.0221915245</text:p>
          </table:table-cell>
          <table:table-cell table:formula="of:=[.C85]/([.D85]-[.D84])" office:value-type="float" office:value="1033766.17182084" calcext:value-type="float">
            <text:p>1033766.17182084</text:p>
          </table:table-cell>
          <table:table-cell/>
          <table:table-cell office:value-type="float" office:value="1442690846.11301" calcext:value-type="float">
            <text:p>1442690846.11301</text:p>
          </table:table-cell>
          <table:table-cell table:formula="of:=[.G85]-[.B85]" office:value-type="float" office:value="0.316319227218628" calcext:value-type="float">
            <text:p>0.316319227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690845.86018" calcext:value-type="float">
            <text:p>1442690845.86018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2.0856781005859" calcext:value-type="float">
            <text:p>12.0856781006</text:p>
          </table:table-cell>
          <table:table-cell table:formula="of:=[.C86]/([.D86]-[.D85])" office:value-type="float" office:value="1033793.3473836" calcext:value-type="float">
            <text:p>1033793.3473836</text:p>
          </table:table-cell>
          <table:table-cell/>
          <table:table-cell office:value-type="float" office:value="1442690846.17357" calcext:value-type="float">
            <text:p>1442690846.17357</text:p>
          </table:table-cell>
          <table:table-cell table:formula="of:=[.G86]-[.B86]" office:value-type="float" office:value="0.31339168548584" calcext:value-type="float">
            <text:p>0.313391685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690845.92368" calcext:value-type="float">
            <text:p>1442690845.92368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2.1491785049438" calcext:value-type="float">
            <text:p>12.1491785049</text:p>
          </table:table-cell>
          <table:table-cell table:formula="of:=[.C87]/([.D87]-[.D86])" office:value-type="float" office:value="1033568.2215514" calcext:value-type="float">
            <text:p>1033568.2215514</text:p>
          </table:table-cell>
          <table:table-cell/>
          <table:table-cell office:value-type="float" office:value="1442690846.22407" calcext:value-type="float">
            <text:p>1442690846.22407</text:p>
          </table:table-cell>
          <table:table-cell table:formula="of:=[.G87]-[.B87]" office:value-type="float" office:value="0.300390481948853" calcext:value-type="float">
            <text:p>0.300390481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690845.98719" calcext:value-type="float">
            <text:p>1442690845.98719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2.2126879692078" calcext:value-type="float">
            <text:p>12.2126879692</text:p>
          </table:table-cell>
          <table:table-cell table:formula="of:=[.C88]/([.D88]-[.D87])" office:value-type="float" office:value="1033420.7784727" calcext:value-type="float">
            <text:p>1033420.7784727</text:p>
          </table:table-cell>
          <table:table-cell/>
          <table:table-cell office:value-type="float" office:value="1442690846.28454" calcext:value-type="float">
            <text:p>1442690846.28454</text:p>
          </table:table-cell>
          <table:table-cell table:formula="of:=[.G88]-[.B88]" office:value-type="float" office:value="0.297350168228149" calcext:value-type="float">
            <text:p>0.297350168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690846.04874" calcext:value-type="float">
            <text:p>1442690846.04874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2.2742428779602" calcext:value-type="float">
            <text:p>12.274242878</text:p>
          </table:table-cell>
          <table:table-cell table:formula="of:=[.C89]/([.D89]-[.D88])" office:value-type="float" office:value="1066235.03031993" calcext:value-type="float">
            <text:p>1066235.03031993</text:p>
          </table:table-cell>
          <table:table-cell/>
          <table:table-cell office:value-type="float" office:value="1442690846.34511" calcext:value-type="float">
            <text:p>1442690846.34511</text:p>
          </table:table-cell>
          <table:table-cell table:formula="of:=[.G89]-[.B89]" office:value-type="float" office:value="0.296366453170776" calcext:value-type="float">
            <text:p>0.296366453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690846.10918" calcext:value-type="float">
            <text:p>1442690846.10918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2.334673166275" calcext:value-type="float">
            <text:p>12.3346731663</text:p>
          </table:table-cell>
          <table:table-cell table:formula="of:=[.C90]/([.D90]-[.D89])" office:value-type="float" office:value="1086077.88958546" calcext:value-type="float">
            <text:p>1086077.88958546</text:p>
          </table:table-cell>
          <table:table-cell/>
          <table:table-cell office:value-type="float" office:value="1442690846.39563" calcext:value-type="float">
            <text:p>1442690846.39563</text:p>
          </table:table-cell>
          <table:table-cell table:formula="of:=[.G90]-[.B90]" office:value-type="float" office:value="0.286459684371948" calcext:value-type="float">
            <text:p>0.286459684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690846.16967" calcext:value-type="float">
            <text:p>1442690846.16967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2.3951699733734" calcext:value-type="float">
            <text:p>12.3951699734</text:p>
          </table:table-cell>
          <table:table-cell table:formula="of:=[.C91]/([.D91]-[.D90])" office:value-type="float" office:value="1084883.70127137" calcext:value-type="float">
            <text:p>1084883.70127137</text:p>
          </table:table-cell>
          <table:table-cell/>
          <table:table-cell office:value-type="float" office:value="1442690846.45614" calcext:value-type="float">
            <text:p>1442690846.45614</text:p>
          </table:table-cell>
          <table:table-cell table:formula="of:=[.G91]-[.B91]" office:value-type="float" office:value="0.286467552185059" calcext:value-type="float">
            <text:p>0.286467552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690846.23022" calcext:value-type="float">
            <text:p>1442690846.23022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2.4557206630707" calcext:value-type="float">
            <text:p>12.4557206631</text:p>
          </table:table-cell>
          <table:table-cell table:formula="of:=[.C92]/([.D92]-[.D91])" office:value-type="float" office:value="1083918.28942229" calcext:value-type="float">
            <text:p>1083918.28942229</text:p>
          </table:table-cell>
          <table:table-cell/>
          <table:table-cell office:value-type="float" office:value="1442690846.5169" calcext:value-type="float">
            <text:p>1442690846.5169</text:p>
          </table:table-cell>
          <table:table-cell table:formula="of:=[.G92]-[.B92]" office:value-type="float" office:value="0.286680936813354" calcext:value-type="float">
            <text:p>0.286680936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690846.2907" calcext:value-type="float">
            <text:p>1442690846.2907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2.5161993503571" calcext:value-type="float">
            <text:p>12.5161993504</text:p>
          </table:table-cell>
          <table:table-cell table:formula="of:=[.C93]/([.D93]-[.D92])" office:value-type="float" office:value="1085208.73955516" calcext:value-type="float">
            <text:p>1085208.73955516</text:p>
          </table:table-cell>
          <table:table-cell/>
          <table:table-cell office:value-type="float" office:value="1442690846.56717" calcext:value-type="float">
            <text:p>1442690846.56717</text:p>
          </table:table-cell>
          <table:table-cell table:formula="of:=[.G93]-[.B93]" office:value-type="float" office:value="0.276464700698853" calcext:value-type="float">
            <text:p>0.276464700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690846.35113" calcext:value-type="float">
            <text:p>1442690846.35113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2.5766298770905" calcext:value-type="float">
            <text:p>12.5766298771</text:p>
          </table:table-cell>
          <table:table-cell table:formula="of:=[.C94]/([.D94]-[.D93])" office:value-type="float" office:value="1086073.60464602" calcext:value-type="float">
            <text:p>1086073.60464602</text:p>
          </table:table-cell>
          <table:table-cell/>
          <table:table-cell office:value-type="float" office:value="1442690846.6277" calcext:value-type="float">
            <text:p>1442690846.6277</text:p>
          </table:table-cell>
          <table:table-cell table:formula="of:=[.G94]-[.B94]" office:value-type="float" office:value="0.276572704315186" calcext:value-type="float">
            <text:p>0.276572704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690846.41163" calcext:value-type="float">
            <text:p>1442690846.41163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2.6371254920959" calcext:value-type="float">
            <text:p>12.6371254921</text:p>
          </table:table-cell>
          <table:table-cell table:formula="of:=[.C95]/([.D95]-[.D94])" office:value-type="float" office:value="1084905.07938535" calcext:value-type="float">
            <text:p>1084905.07938535</text:p>
          </table:table-cell>
          <table:table-cell/>
          <table:table-cell office:value-type="float" office:value="1442690846.68833" calcext:value-type="float">
            <text:p>1442690846.68833</text:p>
          </table:table-cell>
          <table:table-cell table:formula="of:=[.G95]-[.B95]" office:value-type="float" office:value="0.276698112487793" calcext:value-type="float">
            <text:p>0.276698112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690846.47208" calcext:value-type="float">
            <text:p>1442690846.47208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2.6975803375244" calcext:value-type="float">
            <text:p>12.6975803375</text:p>
          </table:table-cell>
          <table:table-cell table:formula="of:=[.C96]/([.D96]-[.D95])" office:value-type="float" office:value="1085636.71836129" calcext:value-type="float">
            <text:p>1085636.71836129</text:p>
          </table:table-cell>
          <table:table-cell/>
          <table:table-cell office:value-type="float" office:value="1442690846.73885" calcext:value-type="float">
            <text:p>1442690846.73885</text:p>
          </table:table-cell>
          <table:table-cell table:formula="of:=[.G96]-[.B96]" office:value-type="float" office:value="0.266772270202637" calcext:value-type="float">
            <text:p>0.266772270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690846.53261" calcext:value-type="float">
            <text:p>1442690846.53261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2.7581069469452" calcext:value-type="float">
            <text:p>12.7581069469</text:p>
          </table:table-cell>
          <table:table-cell table:formula="of:=[.C97]/([.D97]-[.D96])" office:value-type="float" office:value="1084349.52210409" calcext:value-type="float">
            <text:p>1084349.52210409</text:p>
          </table:table-cell>
          <table:table-cell/>
          <table:table-cell office:value-type="float" office:value="1442690846.79933" calcext:value-type="float">
            <text:p>1442690846.79933</text:p>
          </table:table-cell>
          <table:table-cell table:formula="of:=[.G97]-[.B97]" office:value-type="float" office:value="0.266724824905395" calcext:value-type="float">
            <text:p>0.266724824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690846.59309" calcext:value-type="float">
            <text:p>1442690846.59309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2.8185927867889" calcext:value-type="float">
            <text:p>12.8185927868</text:p>
          </table:table-cell>
          <table:table-cell table:formula="of:=[.C98]/([.D98]-[.D97])" office:value-type="float" office:value="1085080.41170535" calcext:value-type="float">
            <text:p>1085080.41170535</text:p>
          </table:table-cell>
          <table:table-cell/>
          <table:table-cell office:value-type="float" office:value="1442690846.8599" calcext:value-type="float">
            <text:p>1442690846.8599</text:p>
          </table:table-cell>
          <table:table-cell table:formula="of:=[.G98]-[.B98]" office:value-type="float" office:value="0.266804695129395" calcext:value-type="float">
            <text:p>0.266804695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690846.65363" calcext:value-type="float">
            <text:p>1442690846.65363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2.8791260719299" calcext:value-type="float">
            <text:p>12.8791260719</text:p>
          </table:table-cell>
          <table:table-cell table:formula="of:=[.C99]/([.D99]-[.D98])" office:value-type="float" office:value="1084229.93807676" calcext:value-type="float">
            <text:p>1084229.93807676</text:p>
          </table:table-cell>
          <table:table-cell/>
          <table:table-cell office:value-type="float" office:value="1442690846.91033" calcext:value-type="float">
            <text:p>1442690846.91033</text:p>
          </table:table-cell>
          <table:table-cell table:formula="of:=[.G99]-[.B99]" office:value-type="float" office:value="0.256705760955811" calcext:value-type="float">
            <text:p>0.25670576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690846.71419" calcext:value-type="float">
            <text:p>1442690846.71419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2.9396867752075" calcext:value-type="float">
            <text:p>12.9396867752</text:p>
          </table:table-cell>
          <table:table-cell table:formula="of:=[.C100]/([.D100]-[.D99])" office:value-type="float" office:value="1083739.06589504" calcext:value-type="float">
            <text:p>1083739.06589504</text:p>
          </table:table-cell>
          <table:table-cell/>
          <table:table-cell office:value-type="float" office:value="1442690846.97087" calcext:value-type="float">
            <text:p>1442690846.97087</text:p>
          </table:table-cell>
          <table:table-cell table:formula="of:=[.G100]-[.B100]" office:value-type="float" office:value="0.256680250167847" calcext:value-type="float">
            <text:p>0.256680250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690846.7747" calcext:value-type="float">
            <text:p>1442690846.7747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3.0001997947693" calcext:value-type="float">
            <text:p>13.0001997948</text:p>
          </table:table-cell>
          <table:table-cell table:formula="of:=[.C101]/([.D101]-[.D100])" office:value-type="float" office:value="1084593.04254364" calcext:value-type="float">
            <text:p>1084593.04254364</text:p>
          </table:table-cell>
          <table:table-cell/>
          <table:table-cell office:value-type="float" office:value="1442690847.0347" calcext:value-type="float">
            <text:p>1442690847.0347</text:p>
          </table:table-cell>
          <table:table-cell table:formula="of:=[.G101]-[.B101]" office:value-type="float" office:value="0.259997367858887" calcext:value-type="float">
            <text:p>0.25999736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690846.83517" calcext:value-type="float">
            <text:p>1442690846.83517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3.0606718063354" calcext:value-type="float">
            <text:p>13.0606718063</text:p>
          </table:table-cell>
          <table:table-cell table:formula="of:=[.C102]/([.D102]-[.D101])" office:value-type="float" office:value="1085328.53960369" calcext:value-type="float">
            <text:p>1085328.53960369</text:p>
          </table:table-cell>
          <table:table-cell/>
          <table:table-cell office:value-type="float" office:value="1442690850.02754" calcext:value-type="float">
            <text:p>1442690850.02754</text:p>
          </table:table-cell>
          <table:table-cell table:formula="of:=[.G102]-[.B102]" office:value-type="float" office:value="3.1923656463623" calcext:value-type="float">
            <text:p>3.192365646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690846.89568" calcext:value-type="float">
            <text:p>1442690846.89568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3.1211805343628" calcext:value-type="float">
            <text:p>13.1211805344</text:p>
          </table:table-cell>
          <table:table-cell table:formula="of:=[.C103]/([.D103]-[.D102])" office:value-type="float" office:value="1084669.96646072" calcext:value-type="float">
            <text:p>1084669.96646072</text:p>
          </table:table-cell>
          <table:table-cell/>
          <table:table-cell office:value-type="float" office:value="1442690850.05504" calcext:value-type="float">
            <text:p>1442690850.05504</text:p>
          </table:table-cell>
          <table:table-cell table:formula="of:=[.G103]-[.B103]" office:value-type="float" office:value="3.15936017036438" calcext:value-type="float">
            <text:p>3.159360170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690846.95622" calcext:value-type="float">
            <text:p>1442690846.95622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3.1817145347595" calcext:value-type="float">
            <text:p>13.1817145348</text:p>
          </table:table-cell>
          <table:table-cell table:formula="of:=[.C104]/([.D104]-[.D103])" office:value-type="float" office:value="1084217.12706677" calcext:value-type="float">
            <text:p>1084217.12706677</text:p>
          </table:table-cell>
          <table:table-cell/>
          <table:table-cell office:value-type="float" office:value="1442690850.08259" calcext:value-type="float">
            <text:p>1442690850.08259</text:p>
          </table:table-cell>
          <table:table-cell table:formula="of:=[.G104]-[.B104]" office:value-type="float" office:value="3.12636947631836" calcext:value-type="float">
            <text:p>3.126369476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690860.02273" calcext:value-type="float">
            <text:p>1442690860.02273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6.2482330799103" calcext:value-type="float">
            <text:p>26.2482330799</text:p>
          </table:table-cell>
          <table:table-cell table:formula="of:=[.C105]/([.D105]-[.D104])" office:value-type="float" office:value="5022.91408175878" calcext:value-type="float">
            <text:p>5022.9140817588</text:p>
          </table:table-cell>
          <table:table-cell/>
          <table:table-cell office:value-type="float" office:value="1442690860.09914" calcext:value-type="float">
            <text:p>1442690860.09914</text:p>
          </table:table-cell>
          <table:table-cell table:formula="of:=[.G105]-[.B105]" office:value-type="float" office:value="0.0764057636260986" calcext:value-type="float">
            <text:p>0.076405763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690860.10521" calcext:value-type="float">
            <text:p>1442690860.10521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6.330709695816" calcext:value-type="float">
            <text:p>26.3307096958</text:p>
          </table:table-cell>
          <table:table-cell table:formula="of:=[.C106]/([.D106]-[.D105])" office:value-type="float" office:value="795764.948394482" calcext:value-type="float">
            <text:p>795764.948394482</text:p>
          </table:table-cell>
          <table:table-cell/>
          <table:table-cell office:value-type="float" office:value="1442690860.18154" calcext:value-type="float">
            <text:p>1442690860.18154</text:p>
          </table:table-cell>
          <table:table-cell table:formula="of:=[.G106]-[.B106]" office:value-type="float" office:value="0.0763330459594727" calcext:value-type="float">
            <text:p>0.07633304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690860.18779" calcext:value-type="float">
            <text:p>1442690860.18779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6.413289308548" calcext:value-type="float">
            <text:p>26.4132893085</text:p>
          </table:table-cell>
          <table:table-cell table:formula="of:=[.C107]/([.D107]-[.D106])" office:value-type="float" office:value="794772.436304004" calcext:value-type="float">
            <text:p>794772.436304004</text:p>
          </table:table-cell>
          <table:table-cell/>
          <table:table-cell office:value-type="float" office:value="1442690860.26408" calcext:value-type="float">
            <text:p>1442690860.26408</text:p>
          </table:table-cell>
          <table:table-cell table:formula="of:=[.G107]-[.B107]" office:value-type="float" office:value="0.0762836933135986" calcext:value-type="float">
            <text:p>0.076283693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690860.27033" calcext:value-type="float">
            <text:p>1442690860.27033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6.4958250522614" calcext:value-type="float">
            <text:p>26.4958250523</text:p>
          </table:table-cell>
          <table:table-cell table:formula="of:=[.C108]/([.D108]-[.D107])" office:value-type="float" office:value="795194.870090704" calcext:value-type="float">
            <text:p>795194.870090704</text:p>
          </table:table-cell>
          <table:table-cell/>
          <table:table-cell office:value-type="float" office:value="1442690860.34676" calcext:value-type="float">
            <text:p>1442690860.34676</text:p>
          </table:table-cell>
          <table:table-cell table:formula="of:=[.G108]-[.B108]" office:value-type="float" office:value="0.0764296054840088" calcext:value-type="float">
            <text:p>0.076429605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690860.3528" calcext:value-type="float">
            <text:p>1442690860.3528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6.5782995223999" calcext:value-type="float">
            <text:p>26.5782995224</text:p>
          </table:table-cell>
          <table:table-cell table:formula="of:=[.C109]/([.D109]-[.D108])" office:value-type="float" office:value="795785.652090205" calcext:value-type="float">
            <text:p>795785.652090205</text:p>
          </table:table-cell>
          <table:table-cell/>
          <table:table-cell office:value-type="float" office:value="1442690860.42917" calcext:value-type="float">
            <text:p>1442690860.42917</text:p>
          </table:table-cell>
          <table:table-cell table:formula="of:=[.G109]-[.B109]" office:value-type="float" office:value="0.0763692855834961" calcext:value-type="float">
            <text:p>0.076369285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690860.43521" calcext:value-type="float">
            <text:p>1442690860.43521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6.6607036590576" calcext:value-type="float">
            <text:p>26.6607036591</text:p>
          </table:table-cell>
          <table:table-cell table:formula="of:=[.C110]/([.D110]-[.D109])" office:value-type="float" office:value="796464.87011469" calcext:value-type="float">
            <text:p>796464.87011469</text:p>
          </table:table-cell>
          <table:table-cell/>
          <table:table-cell office:value-type="float" office:value="1442690860.5115" calcext:value-type="float">
            <text:p>1442690860.5115</text:p>
          </table:table-cell>
          <table:table-cell table:formula="of:=[.G110]-[.B110]" office:value-type="float" office:value="0.0762910842895508" calcext:value-type="float">
            <text:p>0.076291084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690860.51764" calcext:value-type="float">
            <text:p>1442690860.51764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6.7431428432465" calcext:value-type="float">
            <text:p>26.7431428432</text:p>
          </table:table-cell>
          <table:table-cell table:formula="of:=[.C111]/([.D111]-[.D110])" office:value-type="float" office:value="796126.267451377" calcext:value-type="float">
            <text:p>796126.267451377</text:p>
          </table:table-cell>
          <table:table-cell/>
          <table:table-cell office:value-type="float" office:value="1442690860.59413" calcext:value-type="float">
            <text:p>1442690860.59413</text:p>
          </table:table-cell>
          <table:table-cell table:formula="of:=[.G111]-[.B111]" office:value-type="float" office:value="0.0764820575714111" calcext:value-type="float">
            <text:p>0.076482057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690860.60023" calcext:value-type="float">
            <text:p>1442690860.60023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6.8257274627686" calcext:value-type="float">
            <text:p>26.8257274628</text:p>
          </table:table-cell>
          <table:table-cell table:formula="of:=[.C112]/([.D112]-[.D111])" office:value-type="float" office:value="794724.252285751" calcext:value-type="float">
            <text:p>794724.252285751</text:p>
          </table:table-cell>
          <table:table-cell/>
          <table:table-cell office:value-type="float" office:value="1442690860.67664" calcext:value-type="float">
            <text:p>1442690860.67664</text:p>
          </table:table-cell>
          <table:table-cell table:formula="of:=[.G112]-[.B112]" office:value-type="float" office:value="0.0764141082763672" calcext:value-type="float">
            <text:p>0.076414108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690860.68282" calcext:value-type="float">
            <text:p>1442690860.68282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6.9083180427551" calcext:value-type="float">
            <text:p>26.9083180428</text:p>
          </table:table-cell>
          <table:table-cell table:formula="of:=[.C113]/([.D113]-[.D112])" office:value-type="float" office:value="794666.897976386" calcext:value-type="float">
            <text:p>794666.897976386</text:p>
          </table:table-cell>
          <table:table-cell/>
          <table:table-cell office:value-type="float" office:value="1442690860.75917" calcext:value-type="float">
            <text:p>1442690860.75917</text:p>
          </table:table-cell>
          <table:table-cell table:formula="of:=[.G113]-[.B113]" office:value-type="float" office:value="0.076347827911377" calcext:value-type="float">
            <text:p>0.076347827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690860.76524" calcext:value-type="float">
            <text:p>1442690860.76524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6.9907410144806" calcext:value-type="float">
            <text:p>26.9907410145</text:p>
          </table:table-cell>
          <table:table-cell table:formula="of:=[.C114]/([.D114]-[.D113])" office:value-type="float" office:value="796282.864182675" calcext:value-type="float">
            <text:p>796282.864182675</text:p>
          </table:table-cell>
          <table:table-cell/>
          <table:table-cell office:value-type="float" office:value="1442690860.84161" calcext:value-type="float">
            <text:p>1442690860.84161</text:p>
          </table:table-cell>
          <table:table-cell table:formula="of:=[.G114]-[.B114]" office:value-type="float" office:value="0.0763664245605469" calcext:value-type="float">
            <text:p>0.076366424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690860.84766" calcext:value-type="float">
            <text:p>1442690860.84766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7.0731585025787" calcext:value-type="float">
            <text:p>27.0731585026</text:p>
          </table:table-cell>
          <table:table-cell table:formula="of:=[.C115]/([.D115]-[.D114])" office:value-type="float" office:value="796335.844667384" calcext:value-type="float">
            <text:p>796335.844667384</text:p>
          </table:table-cell>
          <table:table-cell/>
          <table:table-cell office:value-type="float" office:value="1442690860.924" calcext:value-type="float">
            <text:p>1442690860.924</text:p>
          </table:table-cell>
          <table:table-cell table:formula="of:=[.G115]-[.B115]" office:value-type="float" office:value="0.0763375759124756" calcext:value-type="float">
            <text:p>0.076337575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690860.93011" calcext:value-type="float">
            <text:p>1442690860.93011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7.1556119918823" calcext:value-type="float">
            <text:p>27.1556119919</text:p>
          </table:table-cell>
          <table:table-cell table:formula="of:=[.C116]/([.D116]-[.D115])" office:value-type="float" office:value="795988.145005566" calcext:value-type="float">
            <text:p>795988.145005566</text:p>
          </table:table-cell>
          <table:table-cell/>
          <table:table-cell office:value-type="float" office:value="1442690861.00645" calcext:value-type="float">
            <text:p>1442690861.00645</text:p>
          </table:table-cell>
          <table:table-cell table:formula="of:=[.G116]-[.B116]" office:value-type="float" office:value="0.076340913772583" calcext:value-type="float">
            <text:p>0.076340913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690861.01275" calcext:value-type="float">
            <text:p>1442690861.01275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7.2382464408874" calcext:value-type="float">
            <text:p>27.2382464409</text:p>
          </table:table-cell>
          <table:table-cell table:formula="of:=[.C117]/([.D117]-[.D116])" office:value-type="float" office:value="794245.024807123" calcext:value-type="float">
            <text:p>794245.024807123</text:p>
          </table:table-cell>
          <table:table-cell/>
          <table:table-cell office:value-type="float" office:value="1442690861.0914" calcext:value-type="float">
            <text:p>1442690861.0914</text:p>
          </table:table-cell>
          <table:table-cell table:formula="of:=[.G117]-[.B117]" office:value-type="float" office:value="0.0786507129669189" calcext:value-type="float">
            <text:p>0.07865071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690861.0905" calcext:value-type="float">
            <text:p>1442690861.0905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7.3159966468811" calcext:value-type="float">
            <text:p>27.3159966469</text:p>
          </table:table-cell>
          <table:table-cell table:formula="of:=[.C118]/([.D118]-[.D117])" office:value-type="float" office:value="844139.242606744" calcext:value-type="float">
            <text:p>844139.242606744</text:p>
          </table:table-cell>
          <table:table-cell/>
          <table:table-cell office:value-type="float" office:value="1442690861.17062" calcext:value-type="float">
            <text:p>1442690861.17062</text:p>
          </table:table-cell>
          <table:table-cell table:formula="of:=[.G118]-[.B118]" office:value-type="float" office:value="0.0801184177398682" calcext:value-type="float">
            <text:p>0.080118417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690861.16804" calcext:value-type="float">
            <text:p>1442690861.16804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7.3935425281525" calcext:value-type="float">
            <text:p>27.3935425282</text:p>
          </table:table-cell>
          <table:table-cell table:formula="of:=[.C119]/([.D119]-[.D118])" office:value-type="float" office:value="846363.455079308" calcext:value-type="float">
            <text:p>846363.455079308</text:p>
          </table:table-cell>
          <table:table-cell/>
          <table:table-cell office:value-type="float" office:value="1442690861.24961" calcext:value-type="float">
            <text:p>1442690861.24961</text:p>
          </table:table-cell>
          <table:table-cell table:formula="of:=[.G119]-[.B119]" office:value-type="float" office:value="0.081568717956543" calcext:value-type="float">
            <text:p>0.08156871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690861.24558" calcext:value-type="float">
            <text:p>1442690861.24558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7.4710783958435" calcext:value-type="float">
            <text:p>27.4710783958</text:p>
          </table:table-cell>
          <table:table-cell table:formula="of:=[.C120]/([.D120]-[.D119])" office:value-type="float" office:value="846472.76098755" calcext:value-type="float">
            <text:p>846472.76098755</text:p>
          </table:table-cell>
          <table:table-cell/>
          <table:table-cell office:value-type="float" office:value="1442690861.3288" calcext:value-type="float">
            <text:p>1442690861.3288</text:p>
          </table:table-cell>
          <table:table-cell table:formula="of:=[.G120]-[.B120]" office:value-type="float" office:value="0.0832164287567139" calcext:value-type="float">
            <text:p>0.083216428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690861.32306" calcext:value-type="float">
            <text:p>1442690861.32306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7.5485551357269" calcext:value-type="float">
            <text:p>27.5485551357</text:p>
          </table:table-cell>
          <table:table-cell table:formula="of:=[.C121]/([.D121]-[.D120])" office:value-type="float" office:value="847118.762337634" calcext:value-type="float">
            <text:p>847118.762337634</text:p>
          </table:table-cell>
          <table:table-cell/>
          <table:table-cell office:value-type="float" office:value="1442690861.40785" calcext:value-type="float">
            <text:p>1442690861.40785</text:p>
          </table:table-cell>
          <table:table-cell table:formula="of:=[.G121]-[.B121]" office:value-type="float" office:value="0.0847916603088379" calcext:value-type="float">
            <text:p>0.084791660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690861.40059" calcext:value-type="float">
            <text:p>1442690861.40059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7.6260905265808" calcext:value-type="float">
            <text:p>27.6260905266</text:p>
          </table:table-cell>
          <table:table-cell table:formula="of:=[.C122]/([.D122]-[.D121])" office:value-type="float" office:value="846477.966735034" calcext:value-type="float">
            <text:p>846477.966735034</text:p>
          </table:table-cell>
          <table:table-cell/>
          <table:table-cell office:value-type="float" office:value="1442690861.48707" calcext:value-type="float">
            <text:p>1442690861.48707</text:p>
          </table:table-cell>
          <table:table-cell table:formula="of:=[.G122]-[.B122]" office:value-type="float" office:value="0.0864758491516113" calcext:value-type="float">
            <text:p>0.086475849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690861.47813" calcext:value-type="float">
            <text:p>1442690861.47813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7.7036311626434" calcext:value-type="float">
            <text:p>27.7036311626</text:p>
          </table:table-cell>
          <table:table-cell table:formula="of:=[.C123]/([.D123]-[.D122])" office:value-type="float" office:value="846420.707034121" calcext:value-type="float">
            <text:p>846420.707034121</text:p>
          </table:table-cell>
          <table:table-cell/>
          <table:table-cell office:value-type="float" office:value="1442690861.56612" calcext:value-type="float">
            <text:p>1442690861.56612</text:p>
          </table:table-cell>
          <table:table-cell table:formula="of:=[.G123]-[.B123]" office:value-type="float" office:value="0.087982177734375" calcext:value-type="float">
            <text:p>0.087982177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690861.5556" calcext:value-type="float">
            <text:p>1442690861.5556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7.7810935974121" calcext:value-type="float">
            <text:p>27.7810935974</text:p>
          </table:table-cell>
          <table:table-cell table:formula="of:=[.C124]/([.D124]-[.D123])" office:value-type="float" office:value="847275.201147427" calcext:value-type="float">
            <text:p>847275.201147427</text:p>
          </table:table-cell>
          <table:table-cell/>
          <table:table-cell office:value-type="float" office:value="1442690861.64525" calcext:value-type="float">
            <text:p>1442690861.64525</text:p>
          </table:table-cell>
          <table:table-cell table:formula="of:=[.G124]-[.B124]" office:value-type="float" office:value="0.0896553993225098" calcext:value-type="float">
            <text:p>0.089655399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690861.63317" calcext:value-type="float">
            <text:p>1442690861.63317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7.858669757843" calcext:value-type="float">
            <text:p>27.8586697578</text:p>
          </table:table-cell>
          <table:table-cell table:formula="of:=[.C125]/([.D125]-[.D124])" office:value-type="float" office:value="846033.10650382" calcext:value-type="float">
            <text:p>846033.10650382</text:p>
          </table:table-cell>
          <table:table-cell/>
          <table:table-cell office:value-type="float" office:value="1442690861.72428" calcext:value-type="float">
            <text:p>1442690861.72428</text:p>
          </table:table-cell>
          <table:table-cell table:formula="of:=[.G125]-[.B125]" office:value-type="float" office:value="0.0911107063293457" calcext:value-type="float">
            <text:p>0.091110706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690861.71071" calcext:value-type="float">
            <text:p>1442690861.71071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7.9362111091614" calcext:value-type="float">
            <text:p>27.9362111092</text:p>
          </table:table-cell>
          <table:table-cell table:formula="of:=[.C126]/([.D126]-[.D125])" office:value-type="float" office:value="846412.899493285" calcext:value-type="float">
            <text:p>846412.899493285</text:p>
          </table:table-cell>
          <table:table-cell/>
          <table:table-cell office:value-type="float" office:value="1442690861.80343" calcext:value-type="float">
            <text:p>1442690861.80343</text:p>
          </table:table-cell>
          <table:table-cell table:formula="of:=[.G126]-[.B126]" office:value-type="float" office:value="0.0927128791809082" calcext:value-type="float">
            <text:p>0.092712879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690861.78836" calcext:value-type="float">
            <text:p>1442690861.78836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8.0138611793518" calcext:value-type="float">
            <text:p>28.0138611794</text:p>
          </table:table-cell>
          <table:table-cell table:formula="of:=[.C127]/([.D127]-[.D126])" office:value-type="float" office:value="845227.825796468" calcext:value-type="float">
            <text:p>845227.825796468</text:p>
          </table:table-cell>
          <table:table-cell/>
          <table:table-cell office:value-type="float" office:value="1442690861.88249" calcext:value-type="float">
            <text:p>1442690861.88249</text:p>
          </table:table-cell>
          <table:table-cell table:formula="of:=[.G127]-[.B127]" office:value-type="float" office:value="0.0941307544708252" calcext:value-type="float">
            <text:p>0.094130754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690861.86595" calcext:value-type="float">
            <text:p>1442690861.86595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8.0914463996887" calcext:value-type="float">
            <text:p>28.0914463997</text:p>
          </table:table-cell>
          <table:table-cell table:formula="of:=[.C128]/([.D128]-[.D127])" office:value-type="float" office:value="845934.312166581" calcext:value-type="float">
            <text:p>845934.312166581</text:p>
          </table:table-cell>
          <table:table-cell/>
          <table:table-cell office:value-type="float" office:value="1442690861.96165" calcext:value-type="float">
            <text:p>1442690861.96165</text:p>
          </table:table-cell>
          <table:table-cell table:formula="of:=[.G128]-[.B128]" office:value-type="float" office:value="0.0957045555114746" calcext:value-type="float">
            <text:p>0.095704555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690861.9436" calcext:value-type="float">
            <text:p>1442690861.9436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8.1690995693207" calcext:value-type="float">
            <text:p>28.1690995693</text:p>
          </table:table-cell>
          <table:table-cell table:formula="of:=[.C129]/([.D129]-[.D128])" office:value-type="float" office:value="845194.08945014" calcext:value-type="float">
            <text:p>845194.08945014</text:p>
          </table:table-cell>
          <table:table-cell/>
          <table:table-cell office:value-type="float" office:value="1442690862.03901" calcext:value-type="float">
            <text:p>1442690862.03901</text:p>
          </table:table-cell>
          <table:table-cell table:formula="of:=[.G129]-[.B129]" office:value-type="float" office:value="0.0954065322875977" calcext:value-type="float">
            <text:p>0.095406532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690862.01836" calcext:value-type="float">
            <text:p>1442690862.01836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8.2438566684723" calcext:value-type="float">
            <text:p>28.2438566685</text:p>
          </table:table-cell>
          <table:table-cell table:formula="of:=[.C130]/([.D130]-[.D129])" office:value-type="float" office:value="877936.687549832" calcext:value-type="float">
            <text:p>877936.687549832</text:p>
          </table:table-cell>
          <table:table-cell/>
          <table:table-cell office:value-type="float" office:value="1442690862.11205" calcext:value-type="float">
            <text:p>1442690862.11205</text:p>
          </table:table-cell>
          <table:table-cell table:formula="of:=[.G130]-[.B130]" office:value-type="float" office:value="0.0936875343322754" calcext:value-type="float">
            <text:p>0.093687534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690862.08328" calcext:value-type="float">
            <text:p>1442690862.08328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8.3087756633759" calcext:value-type="float">
            <text:p>28.3087756634</text:p>
          </table:table-cell>
          <table:table-cell table:formula="of:=[.C131]/([.D131]-[.D130])" office:value-type="float" office:value="1010982.99654045" calcext:value-type="float">
            <text:p>1010982.99654045</text:p>
          </table:table-cell>
          <table:table-cell/>
          <table:table-cell office:value-type="float" office:value="1442690862.18942" calcext:value-type="float">
            <text:p>1442690862.18942</text:p>
          </table:table-cell>
          <table:table-cell table:formula="of:=[.G131]-[.B131]" office:value-type="float" office:value="0.106143236160278" calcext:value-type="float">
            <text:p>0.106143236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690862.148" calcext:value-type="float">
            <text:p>1442690862.148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8.3734941482544" calcext:value-type="float">
            <text:p>28.3734941483</text:p>
          </table:table-cell>
          <table:table-cell table:formula="of:=[.C132]/([.D132]-[.D131])" office:value-type="float" office:value="1014115.21180038" calcext:value-type="float">
            <text:p>1014115.21180038</text:p>
          </table:table-cell>
          <table:table-cell/>
          <table:table-cell office:value-type="float" office:value="1442690862.26688" calcext:value-type="float">
            <text:p>1442690862.26688</text:p>
          </table:table-cell>
          <table:table-cell table:formula="of:=[.G132]-[.B132]" office:value-type="float" office:value="0.118881940841675" calcext:value-type="float">
            <text:p>0.118881940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690862.21274" calcext:value-type="float">
            <text:p>1442690862.21274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8.4382379055023" calcext:value-type="float">
            <text:p>28.4382379055</text:p>
          </table:table-cell>
          <table:table-cell table:formula="of:=[.C133]/([.D133]-[.D132])" office:value-type="float" office:value="1013719.35750769" calcext:value-type="float">
            <text:p>1013719.35750769</text:p>
          </table:table-cell>
          <table:table-cell/>
          <table:table-cell office:value-type="float" office:value="1442690862.34404" calcext:value-type="float">
            <text:p>1442690862.34404</text:p>
          </table:table-cell>
          <table:table-cell table:formula="of:=[.G133]-[.B133]" office:value-type="float" office:value="0.131303071975708" calcext:value-type="float">
            <text:p>0.13130307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690862.27745" calcext:value-type="float">
            <text:p>1442690862.27745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8.502946138382" calcext:value-type="float">
            <text:p>28.5029461384</text:p>
          </table:table-cell>
          <table:table-cell table:formula="of:=[.C134]/([.D134]-[.D133])" office:value-type="float" office:value="1014275.88236074" calcext:value-type="float">
            <text:p>1014275.88236074</text:p>
          </table:table-cell>
          <table:table-cell/>
          <table:table-cell office:value-type="float" office:value="1442690862.40846" calcext:value-type="float">
            <text:p>1442690862.40846</text:p>
          </table:table-cell>
          <table:table-cell table:formula="of:=[.G134]-[.B134]" office:value-type="float" office:value="0.131006956100464" calcext:value-type="float">
            <text:p>0.131006956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690862.34208" calcext:value-type="float">
            <text:p>1442690862.34208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8.5675740242004" calcext:value-type="float">
            <text:p>28.5675740242</text:p>
          </table:table-cell>
          <table:table-cell table:formula="of:=[.C135]/([.D135]-[.D134])" office:value-type="float" office:value="1015536.85640188" calcext:value-type="float">
            <text:p>1015536.85640188</text:p>
          </table:table-cell>
          <table:table-cell/>
          <table:table-cell office:value-type="float" office:value="1442690862.4857" calcext:value-type="float">
            <text:p>1442690862.4857</text:p>
          </table:table-cell>
          <table:table-cell table:formula="of:=[.G135]-[.B135]" office:value-type="float" office:value="0.143626689910889" calcext:value-type="float">
            <text:p>0.143626689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690862.40658" calcext:value-type="float">
            <text:p>1442690862.40658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8.6320757865906" calcext:value-type="float">
            <text:p>28.6320757866</text:p>
          </table:table-cell>
          <table:table-cell table:formula="of:=[.C136]/([.D136]-[.D135])" office:value-type="float" office:value="1017522.58493384" calcext:value-type="float">
            <text:p>1017522.58493384</text:p>
          </table:table-cell>
          <table:table-cell/>
          <table:table-cell office:value-type="float" office:value="1442690862.56301" calcext:value-type="float">
            <text:p>1442690862.56301</text:p>
          </table:table-cell>
          <table:table-cell table:formula="of:=[.G136]-[.B136]" office:value-type="float" office:value="0.156431198120117" calcext:value-type="float">
            <text:p>0.156431198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690862.47107" calcext:value-type="float">
            <text:p>1442690862.47107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8.696572303772" calcext:value-type="float">
            <text:p>28.6965723038</text:p>
          </table:table-cell>
          <table:table-cell table:formula="of:=[.C137]/([.D137]-[.D136])" office:value-type="float" office:value="1017605.33542315" calcext:value-type="float">
            <text:p>1017605.33542315</text:p>
          </table:table-cell>
          <table:table-cell/>
          <table:table-cell office:value-type="float" office:value="1442690862.62756" calcext:value-type="float">
            <text:p>1442690862.62756</text:p>
          </table:table-cell>
          <table:table-cell table:formula="of:=[.G137]-[.B137]" office:value-type="float" office:value="0.156490564346313" calcext:value-type="float">
            <text:p>0.156490564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690862.53576" calcext:value-type="float">
            <text:p>1442690862.53576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8.7612583637238" calcext:value-type="float">
            <text:p>28.7612583637</text:p>
          </table:table-cell>
          <table:table-cell table:formula="of:=[.C138]/([.D138]-[.D137])" office:value-type="float" office:value="1014623.55334245" calcext:value-type="float">
            <text:p>1014623.55334245</text:p>
          </table:table-cell>
          <table:table-cell/>
          <table:table-cell office:value-type="float" office:value="1442690862.70495" calcext:value-type="float">
            <text:p>1442690862.70495</text:p>
          </table:table-cell>
          <table:table-cell table:formula="of:=[.G138]-[.B138]" office:value-type="float" office:value="0.169187307357788" calcext:value-type="float">
            <text:p>0.169187307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690862.60075" calcext:value-type="float">
            <text:p>1442690862.60075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8.826244354248" calcext:value-type="float">
            <text:p>28.8262443542</text:p>
          </table:table-cell>
          <table:table-cell table:formula="of:=[.C139]/([.D139]-[.D138])" office:value-type="float" office:value="1009940.74985233" calcext:value-type="float">
            <text:p>1009940.74985233</text:p>
          </table:table-cell>
          <table:table-cell/>
          <table:table-cell office:value-type="float" office:value="1442690862.78215" calcext:value-type="float">
            <text:p>1442690862.78215</text:p>
          </table:table-cell>
          <table:table-cell table:formula="of:=[.G139]-[.B139]" office:value-type="float" office:value="0.181400299072266" calcext:value-type="float">
            <text:p>0.181400299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690862.66544" calcext:value-type="float">
            <text:p>1442690862.66544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8.8909382820129" calcext:value-type="float">
            <text:p>28.890938282</text:p>
          </table:table-cell>
          <table:table-cell table:formula="of:=[.C140]/([.D140]-[.D139])" office:value-type="float" office:value="1014500.15894098" calcext:value-type="float">
            <text:p>1014500.15894098</text:p>
          </table:table-cell>
          <table:table-cell/>
          <table:table-cell office:value-type="float" office:value="1442690862.84662" calcext:value-type="float">
            <text:p>1442690862.84662</text:p>
          </table:table-cell>
          <table:table-cell table:formula="of:=[.G140]-[.B140]" office:value-type="float" office:value="0.181180953979492" calcext:value-type="float">
            <text:p>0.18118095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690862.7303" calcext:value-type="float">
            <text:p>1442690862.7303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8.9557957649231" calcext:value-type="float">
            <text:p>28.9557957649</text:p>
          </table:table-cell>
          <table:table-cell table:formula="of:=[.C141]/([.D141]-[.D140])" office:value-type="float" office:value="1011941.83084343" calcext:value-type="float">
            <text:p>1011941.83084343</text:p>
          </table:table-cell>
          <table:table-cell/>
          <table:table-cell office:value-type="float" office:value="1442690862.92387" calcext:value-type="float">
            <text:p>1442690862.92387</text:p>
          </table:table-cell>
          <table:table-cell table:formula="of:=[.G141]-[.B141]" office:value-type="float" office:value="0.193568229675293" calcext:value-type="float">
            <text:p>0.193568229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690862.79504" calcext:value-type="float">
            <text:p>1442690862.79504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29.0205380916595" calcext:value-type="float">
            <text:p>29.0205380917</text:p>
          </table:table-cell>
          <table:table-cell table:formula="of:=[.C142]/([.D142]-[.D141])" office:value-type="float" office:value="1013741.75610295" calcext:value-type="float">
            <text:p>1013741.75610295</text:p>
          </table:table-cell>
          <table:table-cell/>
          <table:table-cell office:value-type="float" office:value="1442690863.00117" calcext:value-type="float">
            <text:p>1442690863.00117</text:p>
          </table:table-cell>
          <table:table-cell table:formula="of:=[.G142]-[.B142]" office:value-type="float" office:value="0.206132173538208" calcext:value-type="float">
            <text:p>0.20613217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690862.85971" calcext:value-type="float">
            <text:p>1442690862.85971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29.0852110385895" calcext:value-type="float">
            <text:p>29.0852110386</text:p>
          </table:table-cell>
          <table:table-cell table:formula="of:=[.C143]/([.D143]-[.D142])" office:value-type="float" office:value="1014829.27739643" calcext:value-type="float">
            <text:p>1014829.27739643</text:p>
          </table:table-cell>
          <table:table-cell/>
          <table:table-cell office:value-type="float" office:value="1442690863.06305" calcext:value-type="float">
            <text:p>1442690863.06305</text:p>
          </table:table-cell>
          <table:table-cell table:formula="of:=[.G143]-[.B143]" office:value-type="float" office:value="0.203333139419556" calcext:value-type="float">
            <text:p>0.203333139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690862.92436" calcext:value-type="float">
            <text:p>1442690862.92436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29.1498610973358" calcext:value-type="float">
            <text:p>29.1498610973</text:p>
          </table:table-cell>
          <table:table-cell table:formula="of:=[.C144]/([.D144]-[.D143])" office:value-type="float" office:value="1015188.55934091" calcext:value-type="float">
            <text:p>1015188.55934091</text:p>
          </table:table-cell>
          <table:table-cell/>
          <table:table-cell office:value-type="float" office:value="1442690863.1358" calcext:value-type="float">
            <text:p>1442690863.1358</text:p>
          </table:table-cell>
          <table:table-cell table:formula="of:=[.G144]-[.B144]" office:value-type="float" office:value="0.211436033248901" calcext:value-type="float">
            <text:p>0.211436033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690862.98903" calcext:value-type="float">
            <text:p>1442690862.98903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29.214527130127" calcext:value-type="float">
            <text:p>29.2145271301</text:p>
          </table:table-cell>
          <table:table-cell table:formula="of:=[.C145]/([.D145]-[.D144])" office:value-type="float" office:value="1014937.78367357" calcext:value-type="float">
            <text:p>1014937.78367357</text:p>
          </table:table-cell>
          <table:table-cell/>
          <table:table-cell office:value-type="float" office:value="1442690863.20855" calcext:value-type="float">
            <text:p>1442690863.20855</text:p>
          </table:table-cell>
          <table:table-cell table:formula="of:=[.G145]-[.B145]" office:value-type="float" office:value="0.219523191452026" calcext:value-type="float">
            <text:p>0.219523191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690863.05572" calcext:value-type="float">
            <text:p>1442690863.05572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29.2812151908875" calcext:value-type="float">
            <text:p>29.2812151909</text:p>
          </table:table-cell>
          <table:table-cell table:formula="of:=[.C146]/([.D146]-[.D145])" office:value-type="float" office:value="984164.170490866" calcext:value-type="float">
            <text:p>984164.170490866</text:p>
          </table:table-cell>
          <table:table-cell/>
          <table:table-cell office:value-type="float" office:value="1442690863.26887" calcext:value-type="float">
            <text:p>1442690863.26887</text:p>
          </table:table-cell>
          <table:table-cell table:formula="of:=[.G146]-[.B146]" office:value-type="float" office:value="0.213151931762695" calcext:value-type="float">
            <text:p>0.213151931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690863.12233" calcext:value-type="float">
            <text:p>1442690863.12233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29.3478298187256" calcext:value-type="float">
            <text:p>29.3478298187</text:p>
          </table:table-cell>
          <table:table-cell table:formula="of:=[.C147]/([.D147]-[.D146])" office:value-type="float" office:value="985249.068109749" calcext:value-type="float">
            <text:p>985249.068109749</text:p>
          </table:table-cell>
          <table:table-cell/>
          <table:table-cell office:value-type="float" office:value="1442690863.34177" calcext:value-type="float">
            <text:p>1442690863.34177</text:p>
          </table:table-cell>
          <table:table-cell table:formula="of:=[.G147]-[.B147]" office:value-type="float" office:value="0.219439029693604" calcext:value-type="float">
            <text:p>0.219439029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690863.18913" calcext:value-type="float">
            <text:p>1442690863.18913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29.4146301746368" calcext:value-type="float">
            <text:p>29.4146301746</text:p>
          </table:table-cell>
          <table:table-cell table:formula="of:=[.C148]/([.D148]-[.D147])" office:value-type="float" office:value="982509.735235437" calcext:value-type="float">
            <text:p>982509.735235437</text:p>
          </table:table-cell>
          <table:table-cell/>
          <table:table-cell office:value-type="float" office:value="1442690863.41437" calcext:value-type="float">
            <text:p>1442690863.41437</text:p>
          </table:table-cell>
          <table:table-cell table:formula="of:=[.G148]-[.B148]" office:value-type="float" office:value="0.225235223770142" calcext:value-type="float">
            <text:p>0.225235223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690863.25575" calcext:value-type="float">
            <text:p>1442690863.25575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29.4812445640564" calcext:value-type="float">
            <text:p>29.4812445641</text:p>
          </table:table-cell>
          <table:table-cell table:formula="of:=[.C149]/([.D149]-[.D148])" office:value-type="float" office:value="985252.594400163" calcext:value-type="float">
            <text:p>985252.594400163</text:p>
          </table:table-cell>
          <table:table-cell/>
          <table:table-cell office:value-type="float" office:value="1442690863.475" calcext:value-type="float">
            <text:p>1442690863.475</text:p>
          </table:table-cell>
          <table:table-cell table:formula="of:=[.G149]-[.B149]" office:value-type="float" office:value="0.2192542552948" calcext:value-type="float">
            <text:p>0.219254255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690863.32242" calcext:value-type="float">
            <text:p>1442690863.32242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29.5479159355164" calcext:value-type="float">
            <text:p>29.5479159355</text:p>
          </table:table-cell>
          <table:table-cell table:formula="of:=[.C150]/([.D150]-[.D149])" office:value-type="float" office:value="984410.528279216" calcext:value-type="float">
            <text:p>984410.528279216</text:p>
          </table:table-cell>
          <table:table-cell/>
          <table:table-cell office:value-type="float" office:value="1442690863.54754" calcext:value-type="float">
            <text:p>1442690863.54754</text:p>
          </table:table-cell>
          <table:table-cell table:formula="of:=[.G150]-[.B150]" office:value-type="float" office:value="0.225126981735229" calcext:value-type="float">
            <text:p>0.225126981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690863.38898" calcext:value-type="float">
            <text:p>1442690863.38898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29.6144754886627" calcext:value-type="float">
            <text:p>29.6144754887</text:p>
          </table:table-cell>
          <table:table-cell table:formula="of:=[.C151]/([.D151]-[.D150])" office:value-type="float" office:value="986064.312296048" calcext:value-type="float">
            <text:p>986064.312296048</text:p>
          </table:table-cell>
          <table:table-cell/>
          <table:table-cell office:value-type="float" office:value="1442690863.62027" calcext:value-type="float">
            <text:p>1442690863.62027</text:p>
          </table:table-cell>
          <table:table-cell table:formula="of:=[.G151]-[.B151]" office:value-type="float" office:value="0.231295108795166" calcext:value-type="float">
            <text:p>0.23129510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690863.4554" calcext:value-type="float">
            <text:p>1442690863.4554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29.6809020042419" calcext:value-type="float">
            <text:p>29.6809020042</text:p>
          </table:table-cell>
          <table:table-cell table:formula="of:=[.C152]/([.D152]-[.D151])" office:value-type="float" office:value="988039.180253613" calcext:value-type="float">
            <text:p>988039.180253613</text:p>
          </table:table-cell>
          <table:table-cell/>
          <table:table-cell office:value-type="float" office:value="1442690863.6808" calcext:value-type="float">
            <text:p>1442690863.6808</text:p>
          </table:table-cell>
          <table:table-cell table:formula="of:=[.G152]-[.B152]" office:value-type="float" office:value="0.225392818450928" calcext:value-type="float">
            <text:p>0.225392818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690863.52185" calcext:value-type="float">
            <text:p>1442690863.52185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29.7473471164703" calcext:value-type="float">
            <text:p>29.7473471165</text:p>
          </table:table-cell>
          <table:table-cell table:formula="of:=[.C153]/([.D153]-[.D152])" office:value-type="float" office:value="987762.647979303" calcext:value-type="float">
            <text:p>987762.647979303</text:p>
          </table:table-cell>
          <table:table-cell/>
          <table:table-cell office:value-type="float" office:value="1442690863.75352" calcext:value-type="float">
            <text:p>1442690863.75352</text:p>
          </table:table-cell>
          <table:table-cell table:formula="of:=[.G153]-[.B153]" office:value-type="float" office:value="0.231669187545776" calcext:value-type="float">
            <text:p>0.231669187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690863.58828" calcext:value-type="float">
            <text:p>1442690863.58828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29.813773393631" calcext:value-type="float">
            <text:p>29.8137733936</text:p>
          </table:table-cell>
          <table:table-cell table:formula="of:=[.C154]/([.D154]-[.D153])" office:value-type="float" office:value="988042.726544442" calcext:value-type="float">
            <text:p>988042.726544442</text:p>
          </table:table-cell>
          <table:table-cell/>
          <table:table-cell office:value-type="float" office:value="1442690863.82612" calcext:value-type="float">
            <text:p>1442690863.82612</text:p>
          </table:table-cell>
          <table:table-cell table:formula="of:=[.G154]-[.B154]" office:value-type="float" office:value="0.237844467163086" calcext:value-type="float">
            <text:p>0.237844467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690863.65477" calcext:value-type="float">
            <text:p>1442690863.65477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29.8802664279938" calcext:value-type="float">
            <text:p>29.880266428</text:p>
          </table:table-cell>
          <table:table-cell table:formula="of:=[.C155]/([.D155]-[.D154])" office:value-type="float" office:value="987050.758458472" calcext:value-type="float">
            <text:p>987050.758458472</text:p>
          </table:table-cell>
          <table:table-cell/>
          <table:table-cell office:value-type="float" office:value="1442690863.88672" calcext:value-type="float">
            <text:p>1442690863.88672</text:p>
          </table:table-cell>
          <table:table-cell table:formula="of:=[.G155]-[.B155]" office:value-type="float" office:value="0.231950521469116" calcext:value-type="float">
            <text:p>0.231950521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690863.72117" calcext:value-type="float">
            <text:p>1442690863.72117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29.9466710090637" calcext:value-type="float">
            <text:p>29.9466710091</text:p>
          </table:table-cell>
          <table:table-cell table:formula="of:=[.C156]/([.D156]-[.D155])" office:value-type="float" office:value="988365.545606974" calcext:value-type="float">
            <text:p>988365.545606974</text:p>
          </table:table-cell>
          <table:table-cell/>
          <table:table-cell office:value-type="float" office:value="1442690863.95946" calcext:value-type="float">
            <text:p>1442690863.95946</text:p>
          </table:table-cell>
          <table:table-cell table:formula="of:=[.G156]-[.B156]" office:value-type="float" office:value="0.238287687301636" calcext:value-type="float">
            <text:p>0.238287687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690863.78761" calcext:value-type="float">
            <text:p>1442690863.78761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0.0131094455719" calcext:value-type="float">
            <text:p>30.0131094456</text:p>
          </table:table-cell>
          <table:table-cell table:formula="of:=[.C157]/([.D157]-[.D156])" office:value-type="float" office:value="987861.898163732" calcext:value-type="float">
            <text:p>987861.898163732</text:p>
          </table:table-cell>
          <table:table-cell/>
          <table:table-cell office:value-type="float" office:value="1442690864.03337" calcext:value-type="float">
            <text:p>1442690864.03337</text:p>
          </table:table-cell>
          <table:table-cell table:formula="of:=[.G157]-[.B157]" office:value-type="float" office:value="0.245756387710571" calcext:value-type="float">
            <text:p>0.245756387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690863.85409" calcext:value-type="float">
            <text:p>1442690863.85409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0.0795912742615" calcext:value-type="float">
            <text:p>30.0795912743</text:p>
          </table:table-cell>
          <table:table-cell table:formula="of:=[.C158]/([.D158]-[.D157])" office:value-type="float" office:value="987217.128254048" calcext:value-type="float">
            <text:p>987217.128254048</text:p>
          </table:table-cell>
          <table:table-cell/>
          <table:table-cell office:value-type="float" office:value="1442690864.10053" calcext:value-type="float">
            <text:p>1442690864.10053</text:p>
          </table:table-cell>
          <table:table-cell table:formula="of:=[.G158]-[.B158]" office:value-type="float" office:value="0.24643874168396" calcext:value-type="float">
            <text:p>0.246438741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690863.92051" calcext:value-type="float">
            <text:p>1442690863.92051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0.1460053920746" calcext:value-type="float">
            <text:p>30.1460053921</text:p>
          </table:table-cell>
          <table:table-cell table:formula="of:=[.C159]/([.D159]-[.D158])" office:value-type="float" office:value="988223.621138638" calcext:value-type="float">
            <text:p>988223.621138638</text:p>
          </table:table-cell>
          <table:table-cell/>
          <table:table-cell office:value-type="float" office:value="1442690864.18131" calcext:value-type="float">
            <text:p>1442690864.18131</text:p>
          </table:table-cell>
          <table:table-cell table:formula="of:=[.G159]-[.B159]" office:value-type="float" office:value="0.260798454284668" calcext:value-type="float">
            <text:p>0.260798454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690863.98707" calcext:value-type="float">
            <text:p>1442690863.98707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0.2125706672668" calcext:value-type="float">
            <text:p>30.2125706673</text:p>
          </table:table-cell>
          <table:table-cell table:formula="of:=[.C160]/([.D160]-[.D159])" office:value-type="float" office:value="985979.548802808" calcext:value-type="float">
            <text:p>985979.548802808</text:p>
          </table:table-cell>
          <table:table-cell/>
          <table:table-cell office:value-type="float" office:value="1442690864.26199" calcext:value-type="float">
            <text:p>1442690864.26199</text:p>
          </table:table-cell>
          <table:table-cell table:formula="of:=[.G160]-[.B160]" office:value-type="float" office:value="0.274919509887695" calcext:value-type="float">
            <text:p>0.274919509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690864.05347" calcext:value-type="float">
            <text:p>1442690864.05347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0.2789695262909" calcext:value-type="float">
            <text:p>30.2789695263</text:p>
          </table:table-cell>
          <table:table-cell table:formula="of:=[.C161]/([.D161]-[.D160])" office:value-type="float" office:value="988450.719856946" calcext:value-type="float">
            <text:p>988450.719856946</text:p>
          </table:table-cell>
          <table:table-cell/>
          <table:table-cell office:value-type="float" office:value="1442690864.32923" calcext:value-type="float">
            <text:p>1442690864.32923</text:p>
          </table:table-cell>
          <table:table-cell table:formula="of:=[.G161]-[.B161]" office:value-type="float" office:value="0.275758743286133" calcext:value-type="float">
            <text:p>0.275758743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690864.1199" calcext:value-type="float">
            <text:p>1442690864.1199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0.3453989028931" calcext:value-type="float">
            <text:p>30.3453989029</text:p>
          </table:table-cell>
          <table:table-cell table:formula="of:=[.C162]/([.D162]-[.D161])" office:value-type="float" office:value="987996.626749215" calcext:value-type="float">
            <text:p>987996.626749215</text:p>
          </table:table-cell>
          <table:table-cell/>
          <table:table-cell office:value-type="float" office:value="1442690864.41005" calcext:value-type="float">
            <text:p>1442690864.41005</text:p>
          </table:table-cell>
          <table:table-cell table:formula="of:=[.G162]-[.B162]" office:value-type="float" office:value="0.290151357650757" calcext:value-type="float">
            <text:p>0.290151357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690864.18633" calcext:value-type="float">
            <text:p>1442690864.18633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0.411826133728" calcext:value-type="float">
            <text:p>30.4118261337</text:p>
          </table:table-cell>
          <table:table-cell table:formula="of:=[.C163]/([.D163]-[.D162])" office:value-type="float" office:value="988028.541533867" calcext:value-type="float">
            <text:p>988028.541533867</text:p>
          </table:table-cell>
          <table:table-cell/>
          <table:table-cell office:value-type="float" office:value="1442690864.49092" calcext:value-type="float">
            <text:p>1442690864.49092</text:p>
          </table:table-cell>
          <table:table-cell table:formula="of:=[.G163]-[.B163]" office:value-type="float" office:value="0.304589748382568" calcext:value-type="float">
            <text:p>0.304589748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690864.25275" calcext:value-type="float">
            <text:p>1442690864.25275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0.4782519340515" calcext:value-type="float">
            <text:p>30.4782519341</text:p>
          </table:table-cell>
          <table:table-cell table:formula="of:=[.C164]/([.D164]-[.D163])" office:value-type="float" office:value="988049.819202469" calcext:value-type="float">
            <text:p>988049.819202469</text:p>
          </table:table-cell>
          <table:table-cell/>
          <table:table-cell office:value-type="float" office:value="1442690864.55803" calcext:value-type="float">
            <text:p>1442690864.55803</text:p>
          </table:table-cell>
          <table:table-cell table:formula="of:=[.G164]-[.B164]" office:value-type="float" office:value="0.305276155471802" calcext:value-type="float">
            <text:p>0.305276155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690864.31918" calcext:value-type="float">
            <text:p>1442690864.31918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0.5446784496307" calcext:value-type="float">
            <text:p>30.5446784496</text:p>
          </table:table-cell>
          <table:table-cell table:formula="of:=[.C165]/([.D165]-[.D164])" office:value-type="float" office:value="988039.180253613" calcext:value-type="float">
            <text:p>988039.180253613</text:p>
          </table:table-cell>
          <table:table-cell/>
          <table:table-cell office:value-type="float" office:value="1442690864.63886" calcext:value-type="float">
            <text:p>1442690864.63886</text:p>
          </table:table-cell>
          <table:table-cell table:formula="of:=[.G165]-[.B165]" office:value-type="float" office:value="0.31968092918396" calcext:value-type="float">
            <text:p>0.319680929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690864.38562" calcext:value-type="float">
            <text:p>1442690864.38562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0.6111164093018" calcext:value-type="float">
            <text:p>30.6111164093</text:p>
          </table:table-cell>
          <table:table-cell table:formula="of:=[.C166]/([.D166]-[.D165])" office:value-type="float" office:value="987868.988225837" calcext:value-type="float">
            <text:p>987868.988225837</text:p>
          </table:table-cell>
          <table:table-cell/>
          <table:table-cell office:value-type="float" office:value="1442690864.71958" calcext:value-type="float">
            <text:p>1442690864.71958</text:p>
          </table:table-cell>
          <table:table-cell table:formula="of:=[.G166]-[.B166]" office:value-type="float" office:value="0.333958625793457" calcext:value-type="float">
            <text:p>0.333958625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690864.45212" calcext:value-type="float">
            <text:p>1442690864.45212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0.6776144504547" calcext:value-type="float">
            <text:p>30.6776144505</text:p>
          </table:table-cell>
          <table:table-cell table:formula="of:=[.C167]/([.D167]-[.D166])" office:value-type="float" office:value="986976.441141144" calcext:value-type="float">
            <text:p>986976.441141144</text:p>
          </table:table-cell>
          <table:table-cell/>
          <table:table-cell office:value-type="float" office:value="1442690864.78695" calcext:value-type="float">
            <text:p>1442690864.78695</text:p>
          </table:table-cell>
          <table:table-cell table:formula="of:=[.G167]-[.B167]" office:value-type="float" office:value="0.334835052490234" calcext:value-type="float">
            <text:p>0.334835052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690864.51859" calcext:value-type="float">
            <text:p>1442690864.51859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0.7440876960754" calcext:value-type="float">
            <text:p>30.7440876961</text:p>
          </table:table-cell>
          <table:table-cell table:formula="of:=[.C168]/([.D168]-[.D167])" office:value-type="float" office:value="987344.598373797" calcext:value-type="float">
            <text:p>987344.598373797</text:p>
          </table:table-cell>
          <table:table-cell/>
          <table:table-cell office:value-type="float" office:value="1442690864.86769" calcext:value-type="float">
            <text:p>1442690864.86769</text:p>
          </table:table-cell>
          <table:table-cell table:formula="of:=[.G168]-[.B168]" office:value-type="float" office:value="0.349098443984985" calcext:value-type="float">
            <text:p>0.34909844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690864.5851" calcext:value-type="float">
            <text:p>1442690864.5851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0.8106017112732" calcext:value-type="float">
            <text:p>30.8106017113</text:p>
          </table:table-cell>
          <table:table-cell table:formula="of:=[.C169]/([.D169]-[.D168])" office:value-type="float" office:value="986739.40830167" calcext:value-type="float">
            <text:p>986739.40830167</text:p>
          </table:table-cell>
          <table:table-cell/>
          <table:table-cell office:value-type="float" office:value="1442690864.9484" calcext:value-type="float">
            <text:p>1442690864.9484</text:p>
          </table:table-cell>
          <table:table-cell table:formula="of:=[.G169]-[.B169]" office:value-type="float" office:value="0.363300085067749" calcext:value-type="float">
            <text:p>0.363300085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690864.65152" calcext:value-type="float">
            <text:p>1442690864.65152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0.8770191669464" calcext:value-type="float">
            <text:p>30.8770191669</text:p>
          </table:table-cell>
          <table:table-cell table:formula="of:=[.C170]/([.D170]-[.D169])" office:value-type="float" office:value="988173.957203626" calcext:value-type="float">
            <text:p>988173.957203626</text:p>
          </table:table-cell>
          <table:table-cell/>
          <table:table-cell office:value-type="float" office:value="1442690865.01568" calcext:value-type="float">
            <text:p>1442690865.01568</text:p>
          </table:table-cell>
          <table:table-cell table:formula="of:=[.G170]-[.B170]" office:value-type="float" office:value="0.364156723022461" calcext:value-type="float">
            <text:p>0.36415672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690864.71794" calcext:value-type="float">
            <text:p>1442690864.71794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0.9434394836426" calcext:value-type="float">
            <text:p>30.9434394836</text:p>
          </table:table-cell>
          <table:table-cell table:formula="of:=[.C171]/([.D171]-[.D170])" office:value-type="float" office:value="988131.392089365" calcext:value-type="float">
            <text:p>988131.392089365</text:p>
          </table:table-cell>
          <table:table-cell/>
          <table:table-cell office:value-type="float" office:value="1442690865.08417" calcext:value-type="float">
            <text:p>1442690865.08417</text:p>
          </table:table-cell>
          <table:table-cell table:formula="of:=[.G171]-[.B171]" office:value-type="float" office:value="0.366232872009277" calcext:value-type="float">
            <text:p>0.36623287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690864.78443" calcext:value-type="float">
            <text:p>1442690864.78443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1.0099272727966" calcext:value-type="float">
            <text:p>31.0099272728</text:p>
          </table:table-cell>
          <table:table-cell table:formula="of:=[.C172]/([.D172]-[.D171])" office:value-type="float" office:value="987128.626700613" calcext:value-type="float">
            <text:p>987128.626700613</text:p>
          </table:table-cell>
          <table:table-cell/>
          <table:table-cell office:value-type="float" office:value="1442690865.15038" calcext:value-type="float">
            <text:p>1442690865.15038</text:p>
          </table:table-cell>
          <table:table-cell table:formula="of:=[.G172]-[.B172]" office:value-type="float" office:value="0.365955114364624" calcext:value-type="float">
            <text:p>0.365955114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690864.85094" calcext:value-type="float">
            <text:p>1442690864.85094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1.0764377117157" calcext:value-type="float">
            <text:p>31.0764377117</text:p>
          </table:table-cell>
          <table:table-cell table:formula="of:=[.C173]/([.D173]-[.D172])" office:value-type="float" office:value="986792.46546341" calcext:value-type="float">
            <text:p>986792.46546341</text:p>
          </table:table-cell>
          <table:table-cell/>
          <table:table-cell office:value-type="float" office:value="1442690865.20541" calcext:value-type="float">
            <text:p>1442690865.20541</text:p>
          </table:table-cell>
          <table:table-cell table:formula="of:=[.G173]-[.B173]" office:value-type="float" office:value="0.354471683502197" calcext:value-type="float">
            <text:p>0.354471683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690864.91737" calcext:value-type="float">
            <text:p>1442690864.91737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1.1428642272949" calcext:value-type="float">
            <text:p>31.1428642273</text:p>
          </table:table-cell>
          <table:table-cell table:formula="of:=[.C174]/([.D174]-[.D173])" office:value-type="float" office:value="988039.180253613" calcext:value-type="float">
            <text:p>988039.180253613</text:p>
          </table:table-cell>
          <table:table-cell/>
          <table:table-cell office:value-type="float" office:value="1442690865.27154" calcext:value-type="float">
            <text:p>1442690865.27154</text:p>
          </table:table-cell>
          <table:table-cell table:formula="of:=[.G174]-[.B174]" office:value-type="float" office:value="0.354175329208374" calcext:value-type="float">
            <text:p>0.354175329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690864.98387" calcext:value-type="float">
            <text:p>1442690864.98387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1.2093710899353" calcext:value-type="float">
            <text:p>31.2093710899</text:p>
          </table:table-cell>
          <table:table-cell table:formula="of:=[.C175]/([.D175]-[.D174])" office:value-type="float" office:value="986845.528331242" calcext:value-type="float">
            <text:p>986845.528331242</text:p>
          </table:table-cell>
          <table:table-cell/>
          <table:table-cell office:value-type="float" office:value="1442690865.33766" calcext:value-type="float">
            <text:p>1442690865.33766</text:p>
          </table:table-cell>
          <table:table-cell table:formula="of:=[.G175]-[.B175]" office:value-type="float" office:value="0.353789806365967" calcext:value-type="float">
            <text:p>0.353789806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690865.04836" calcext:value-type="float">
            <text:p>1442690865.04836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1.273854970932" calcext:value-type="float">
            <text:p>31.2738549709</text:p>
          </table:table-cell>
          <table:table-cell table:formula="of:=[.C176]/([.D176]-[.D175])" office:value-type="float" office:value="1017804.74415544" calcext:value-type="float">
            <text:p>1017804.74415544</text:p>
          </table:table-cell>
          <table:table-cell/>
          <table:table-cell office:value-type="float" office:value="1442690865.39264" calcext:value-type="float">
            <text:p>1442690865.39264</text:p>
          </table:table-cell>
          <table:table-cell table:formula="of:=[.G176]-[.B176]" office:value-type="float" office:value="0.344282388687134" calcext:value-type="float">
            <text:p>0.344282388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690865.1118" calcext:value-type="float">
            <text:p>1442690865.1118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1.3372991085052" calcext:value-type="float">
            <text:p>31.3372991085</text:p>
          </table:table-cell>
          <table:table-cell table:formula="of:=[.C177]/([.D177]-[.D176])" office:value-type="float" office:value="1034484.86354207" calcext:value-type="float">
            <text:p>1034484.86354207</text:p>
          </table:table-cell>
          <table:table-cell/>
          <table:table-cell office:value-type="float" office:value="1442690865.45876" calcext:value-type="float">
            <text:p>1442690865.45876</text:p>
          </table:table-cell>
          <table:table-cell table:formula="of:=[.G177]-[.B177]" office:value-type="float" office:value="0.346957921981812" calcext:value-type="float">
            <text:p>0.34695792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690865.17524" calcext:value-type="float">
            <text:p>1442690865.17524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1.4007427692413" calcext:value-type="float">
            <text:p>31.4007427692</text:p>
          </table:table-cell>
          <table:table-cell table:formula="of:=[.C178]/([.D178]-[.D177])" office:value-type="float" office:value="1034492.63864233" calcext:value-type="float">
            <text:p>1034492.63864233</text:p>
          </table:table-cell>
          <table:table-cell/>
          <table:table-cell office:value-type="float" office:value="1442690865.52483" calcext:value-type="float">
            <text:p>1442690865.52483</text:p>
          </table:table-cell>
          <table:table-cell table:formula="of:=[.G178]-[.B178]" office:value-type="float" office:value="0.349582433700562" calcext:value-type="float">
            <text:p>0.349582433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690865.23871" calcext:value-type="float">
            <text:p>1442690865.23871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1.4642045497894" calcext:value-type="float">
            <text:p>31.4642045498</text:p>
          </table:table-cell>
          <table:table-cell table:formula="of:=[.C179]/([.D179]-[.D178])" office:value-type="float" office:value="1034197.26697173" calcext:value-type="float">
            <text:p>1034197.26697173</text:p>
          </table:table-cell>
          <table:table-cell/>
          <table:table-cell office:value-type="float" office:value="1442690865.57985" calcext:value-type="float">
            <text:p>1442690865.57985</text:p>
          </table:table-cell>
          <table:table-cell table:formula="of:=[.G179]-[.B179]" office:value-type="float" office:value="0.341144561767578" calcext:value-type="float">
            <text:p>0.341144561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690865.30214" calcext:value-type="float">
            <text:p>1442690865.30214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1.5276374816895" calcext:value-type="float">
            <text:p>31.5276374817</text:p>
          </table:table-cell>
          <table:table-cell table:formula="of:=[.C180]/([.D180]-[.D179])" office:value-type="float" office:value="1034667.60930177" calcext:value-type="float">
            <text:p>1034667.60930177</text:p>
          </table:table-cell>
          <table:table-cell/>
          <table:table-cell office:value-type="float" office:value="1442690865.64594" calcext:value-type="float">
            <text:p>1442690865.64594</text:p>
          </table:table-cell>
          <table:table-cell table:formula="of:=[.G180]-[.B180]" office:value-type="float" office:value="0.343804597854614" calcext:value-type="float">
            <text:p>0.343804597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690865.36568" calcext:value-type="float">
            <text:p>1442690865.36568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1.5911769866943" calcext:value-type="float">
            <text:p>31.5911769867</text:p>
          </table:table-cell>
          <table:table-cell table:formula="of:=[.C181]/([.D181]-[.D180])" office:value-type="float" office:value="1032932.18911536" calcext:value-type="float">
            <text:p>1032932.18911536</text:p>
          </table:table-cell>
          <table:table-cell/>
          <table:table-cell office:value-type="float" office:value="1442690865.71203" calcext:value-type="float">
            <text:p>1442690865.71203</text:p>
          </table:table-cell>
          <table:table-cell table:formula="of:=[.G181]-[.B181]" office:value-type="float" office:value="0.346347093582153" calcext:value-type="float">
            <text:p>0.346347093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690865.42916" calcext:value-type="float">
            <text:p>1442690865.42916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1.6546607017517" calcext:value-type="float">
            <text:p>31.6546607018</text:p>
          </table:table-cell>
          <table:table-cell table:formula="of:=[.C182]/([.D182]-[.D181])" office:value-type="float" office:value="1033839.93738686" calcext:value-type="float">
            <text:p>1033839.93738686</text:p>
          </table:table-cell>
          <table:table-cell/>
          <table:table-cell office:value-type="float" office:value="1442690865.76699" calcext:value-type="float">
            <text:p>1442690865.76699</text:p>
          </table:table-cell>
          <table:table-cell table:formula="of:=[.G182]-[.B182]" office:value-type="float" office:value="0.337828397750854" calcext:value-type="float">
            <text:p>0.337828397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690865.4926" calcext:value-type="float">
            <text:p>1442690865.4926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1.7180933952332" calcext:value-type="float">
            <text:p>31.7180933952</text:p>
          </table:table-cell>
          <table:table-cell table:formula="of:=[.C183]/([.D183]-[.D182])" office:value-type="float" office:value="1034671.4982109" calcext:value-type="float">
            <text:p>1034671.4982109</text:p>
          </table:table-cell>
          <table:table-cell/>
          <table:table-cell office:value-type="float" office:value="1442690865.8331" calcext:value-type="float">
            <text:p>1442690865.8331</text:p>
          </table:table-cell>
          <table:table-cell table:formula="of:=[.G183]-[.B183]" office:value-type="float" office:value="0.340506315231323" calcext:value-type="float">
            <text:p>0.340506315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690865.55603" calcext:value-type="float">
            <text:p>1442690865.55603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1.7815330028534" calcext:value-type="float">
            <text:p>31.7815330029</text:p>
          </table:table-cell>
          <table:table-cell table:formula="of:=[.C184]/([.D184]-[.D183])" office:value-type="float" office:value="1034558.73171355" calcext:value-type="float">
            <text:p>1034558.73171355</text:p>
          </table:table-cell>
          <table:table-cell/>
          <table:table-cell office:value-type="float" office:value="1442690865.89907" calcext:value-type="float">
            <text:p>1442690865.89907</text:p>
          </table:table-cell>
          <table:table-cell table:formula="of:=[.G184]-[.B184]" office:value-type="float" office:value="0.343031167984009" calcext:value-type="float">
            <text:p>0.34303116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690865.61948" calcext:value-type="float">
            <text:p>1442690865.61948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1.8449735641479" calcext:value-type="float">
            <text:p>31.8449735641</text:p>
          </table:table-cell>
          <table:table-cell table:formula="of:=[.C185]/([.D185]-[.D184])" office:value-type="float" office:value="1034543.1796429" calcext:value-type="float">
            <text:p>1034543.1796429</text:p>
          </table:table-cell>
          <table:table-cell/>
          <table:table-cell office:value-type="float" office:value="1442690865.95418" calcext:value-type="float">
            <text:p>1442690865.95418</text:p>
          </table:table-cell>
          <table:table-cell table:formula="of:=[.G185]-[.B185]" office:value-type="float" office:value="0.334707975387573" calcext:value-type="float">
            <text:p>0.334707975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690865.68292" calcext:value-type="float">
            <text:p>1442690865.68292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1.9084157943726" calcext:value-type="float">
            <text:p>31.9084157944</text:p>
          </table:table-cell>
          <table:table-cell table:formula="of:=[.C186]/([.D186]-[.D185])" office:value-type="float" office:value="1034515.96464434" calcext:value-type="float">
            <text:p>1034515.96464434</text:p>
          </table:table-cell>
          <table:table-cell/>
          <table:table-cell office:value-type="float" office:value="1442690866.02033" calcext:value-type="float">
            <text:p>1442690866.02033</text:p>
          </table:table-cell>
          <table:table-cell table:formula="of:=[.G186]-[.B186]" office:value-type="float" office:value="0.337409734725952" calcext:value-type="float">
            <text:p>0.337409734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690865.74633" calcext:value-type="float">
            <text:p>1442690865.74633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1.9718315601349" calcext:value-type="float">
            <text:p>31.9718315601</text:p>
          </table:table-cell>
          <table:table-cell table:formula="of:=[.C187]/([.D187]-[.D186])" office:value-type="float" office:value="1034947.68550106" calcext:value-type="float">
            <text:p>1034947.68550106</text:p>
          </table:table-cell>
          <table:table-cell/>
          <table:table-cell office:value-type="float" office:value="1442690866.08076" calcext:value-type="float">
            <text:p>1442690866.08076</text:p>
          </table:table-cell>
          <table:table-cell table:formula="of:=[.G187]-[.B187]" office:value-type="float" office:value="0.334427118301392" calcext:value-type="float">
            <text:p>0.334427118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690865.80982" calcext:value-type="float">
            <text:p>1442690865.80982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2.0353221893311" calcext:value-type="float">
            <text:p>32.0353221893</text:p>
          </table:table-cell>
          <table:table-cell table:formula="of:=[.C188]/([.D188]-[.D187])" office:value-type="float" office:value="1033727.35206666" calcext:value-type="float">
            <text:p>1033727.35206666</text:p>
          </table:table-cell>
          <table:table-cell/>
          <table:table-cell office:value-type="float" office:value="1442690866.13112" calcext:value-type="float">
            <text:p>1442690866.13112</text:p>
          </table:table-cell>
          <table:table-cell table:formula="of:=[.G188]-[.B188]" office:value-type="float" office:value="0.321295976638794" calcext:value-type="float">
            <text:p>0.321295976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690865.87327" calcext:value-type="float">
            <text:p>1442690865.87327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2.0987684726715" calcext:value-type="float">
            <text:p>32.0987684727</text:p>
          </table:table-cell>
          <table:table-cell table:formula="of:=[.C189]/([.D189]-[.D188])" office:value-type="float" office:value="1034449.8770372" calcext:value-type="float">
            <text:p>1034449.8770372</text:p>
          </table:table-cell>
          <table:table-cell/>
          <table:table-cell office:value-type="float" office:value="1442690866.19175" calcext:value-type="float">
            <text:p>1442690866.19175</text:p>
          </table:table-cell>
          <table:table-cell table:formula="of:=[.G189]-[.B189]" office:value-type="float" office:value="0.318478345870972" calcext:value-type="float">
            <text:p>0.318478345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690865.93672" calcext:value-type="float">
            <text:p>1442690865.93672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2.1622140407562" calcext:value-type="float">
            <text:p>32.1622140408</text:p>
          </table:table-cell>
          <table:table-cell table:formula="of:=[.C190]/([.D190]-[.D189])" office:value-type="float" office:value="1034461.53894254" calcext:value-type="float">
            <text:p>1034461.53894254</text:p>
          </table:table-cell>
          <table:table-cell/>
          <table:table-cell office:value-type="float" office:value="1442690866.25233" calcext:value-type="float">
            <text:p>1442690866.25233</text:p>
          </table:table-cell>
          <table:table-cell table:formula="of:=[.G190]-[.B190]" office:value-type="float" office:value="0.31561803817749" calcext:value-type="float">
            <text:p>0.315618038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690866.00019" calcext:value-type="float">
            <text:p>1442690866.00019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2.2256851196289" calcext:value-type="float">
            <text:p>32.2256851196</text:p>
          </table:table-cell>
          <table:table-cell table:formula="of:=[.C191]/([.D191]-[.D190])" office:value-type="float" office:value="1034045.76014304" calcext:value-type="float">
            <text:p>1034045.76014304</text:p>
          </table:table-cell>
          <table:table-cell/>
          <table:table-cell office:value-type="float" office:value="1442690866.30276" calcext:value-type="float">
            <text:p>1442690866.30276</text:p>
          </table:table-cell>
          <table:table-cell table:formula="of:=[.G191]-[.B191]" office:value-type="float" office:value="0.302569150924683" calcext:value-type="float">
            <text:p>0.302569150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690866.06077" calcext:value-type="float">
            <text:p>1442690866.06077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2.2862641811371" calcext:value-type="float">
            <text:p>32.2862641811</text:p>
          </table:table-cell>
          <table:table-cell table:formula="of:=[.C192]/([.D192]-[.D191])" office:value-type="float" office:value="1083410.64331509" calcext:value-type="float">
            <text:p>1083410.64331509</text:p>
          </table:table-cell>
          <table:table-cell/>
          <table:table-cell office:value-type="float" office:value="1442690866.36338" calcext:value-type="float">
            <text:p>1442690866.36338</text:p>
          </table:table-cell>
          <table:table-cell table:formula="of:=[.G192]-[.B192]" office:value-type="float" office:value="0.302610158920288" calcext:value-type="float">
            <text:p>0.302610158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690866.12124" calcext:value-type="float">
            <text:p>1442690866.12124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2.3467345237732" calcext:value-type="float">
            <text:p>32.3467345238</text:p>
          </table:table-cell>
          <table:table-cell table:formula="of:=[.C193]/([.D193]-[.D192])" office:value-type="float" office:value="1085358.49374879" calcext:value-type="float">
            <text:p>1085358.49374879</text:p>
          </table:table-cell>
          <table:table-cell/>
          <table:table-cell office:value-type="float" office:value="1442690866.4238" calcext:value-type="float">
            <text:p>1442690866.4238</text:p>
          </table:table-cell>
          <table:table-cell table:formula="of:=[.G193]-[.B193]" office:value-type="float" office:value="0.30256175994873" calcext:value-type="float">
            <text:p>0.302561759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690866.18162" calcext:value-type="float">
            <text:p>1442690866.18162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2.407119512558" calcext:value-type="float">
            <text:p>32.4071195126</text:p>
          </table:table-cell>
          <table:table-cell table:formula="of:=[.C194]/([.D194]-[.D193])" office:value-type="float" office:value="1086892.64204238" calcext:value-type="float">
            <text:p>1086892.64204238</text:p>
          </table:table-cell>
          <table:table-cell/>
          <table:table-cell office:value-type="float" office:value="1442690866.47427" calcext:value-type="float">
            <text:p>1442690866.47427</text:p>
          </table:table-cell>
          <table:table-cell table:formula="of:=[.G194]-[.B194]" office:value-type="float" office:value="0.292649984359741" calcext:value-type="float">
            <text:p>0.292649984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690866.24211" calcext:value-type="float">
            <text:p>1442690866.24211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2.4676101207733" calcext:value-type="float">
            <text:p>32.4676101208</text:p>
          </table:table-cell>
          <table:table-cell table:formula="of:=[.C195]/([.D195]-[.D194])" office:value-type="float" office:value="1084994.87666525" calcext:value-type="float">
            <text:p>1084994.87666525</text:p>
          </table:table-cell>
          <table:table-cell/>
          <table:table-cell office:value-type="float" office:value="1442690866.53488" calcext:value-type="float">
            <text:p>1442690866.53488</text:p>
          </table:table-cell>
          <table:table-cell table:formula="of:=[.G195]-[.B195]" office:value-type="float" office:value="0.292764902114868" calcext:value-type="float">
            <text:p>0.292764902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690866.30251" calcext:value-type="float">
            <text:p>1442690866.30251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2.5280065536499" calcext:value-type="float">
            <text:p>32.5280065536</text:p>
          </table:table-cell>
          <table:table-cell table:formula="of:=[.C196]/([.D196]-[.D195])" office:value-type="float" office:value="1086686.69446276" calcext:value-type="float">
            <text:p>1086686.69446276</text:p>
          </table:table-cell>
          <table:table-cell/>
          <table:table-cell office:value-type="float" office:value="1442690866.59546" calcext:value-type="float">
            <text:p>1442690866.59546</text:p>
          </table:table-cell>
          <table:table-cell table:formula="of:=[.G196]-[.B196]" office:value-type="float" office:value="0.292953968048096" calcext:value-type="float">
            <text:p>0.29295396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690866.36296" calcext:value-type="float">
            <text:p>1442690866.36296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2.5884575843811" calcext:value-type="float">
            <text:p>32.5884575844</text:p>
          </table:table-cell>
          <table:table-cell table:formula="of:=[.C197]/([.D197]-[.D196])" office:value-type="float" office:value="1085705.22629856" calcext:value-type="float">
            <text:p>1085705.22629856</text:p>
          </table:table-cell>
          <table:table-cell/>
          <table:table-cell office:value-type="float" office:value="1442690866.64591" calcext:value-type="float">
            <text:p>1442690866.64591</text:p>
          </table:table-cell>
          <table:table-cell table:formula="of:=[.G197]-[.B197]" office:value-type="float" office:value="0.282946348190308" calcext:value-type="float">
            <text:p>0.282946348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690866.42336" calcext:value-type="float">
            <text:p>1442690866.42336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2.6488618850708" calcext:value-type="float">
            <text:p>32.6488618851</text:p>
          </table:table-cell>
          <table:table-cell table:formula="of:=[.C198]/([.D198]-[.D197])" office:value-type="float" office:value="1086545.15076928" calcext:value-type="float">
            <text:p>1086545.15076928</text:p>
          </table:table-cell>
          <table:table-cell/>
          <table:table-cell office:value-type="float" office:value="1442690866.70661" calcext:value-type="float">
            <text:p>1442690866.70661</text:p>
          </table:table-cell>
          <table:table-cell table:formula="of:=[.G198]-[.B198]" office:value-type="float" office:value="0.283247470855713" calcext:value-type="float">
            <text:p>0.283247470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690866.48372" calcext:value-type="float">
            <text:p>1442690866.48372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2.709214925766" calcext:value-type="float">
            <text:p>32.7092149258</text:p>
          </table:table-cell>
          <table:table-cell table:formula="of:=[.C199]/([.D199]-[.D198])" office:value-type="float" office:value="1087467.99239943" calcext:value-type="float">
            <text:p>1087467.99239943</text:p>
          </table:table-cell>
          <table:table-cell/>
          <table:table-cell office:value-type="float" office:value="1442690866.76708" calcext:value-type="float">
            <text:p>1442690866.76708</text:p>
          </table:table-cell>
          <table:table-cell table:formula="of:=[.G199]-[.B199]" office:value-type="float" office:value="0.283365964889526" calcext:value-type="float">
            <text:p>0.283365964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690866.54413" calcext:value-type="float">
            <text:p>1442690866.54413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2.7696287631989" calcext:value-type="float">
            <text:p>32.7696287632</text:p>
          </table:table-cell>
          <table:table-cell table:formula="of:=[.C200]/([.D200]-[.D199])" office:value-type="float" office:value="1086373.63208284" calcext:value-type="float">
            <text:p>1086373.63208284</text:p>
          </table:table-cell>
          <table:table-cell/>
          <table:table-cell office:value-type="float" office:value="1442690866.8175" calcext:value-type="float">
            <text:p>1442690866.8175</text:p>
          </table:table-cell>
          <table:table-cell table:formula="of:=[.G200]-[.B200]" office:value-type="float" office:value="0.273370981216431" calcext:value-type="float">
            <text:p>0.273370981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690866.60456" calcext:value-type="float">
            <text:p>1442690866.60456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2.8300628662109" calcext:value-type="float">
            <text:p>32.8300628662</text:p>
          </table:table-cell>
          <table:table-cell table:formula="of:=[.C201]/([.D201]-[.D200])" office:value-type="float" office:value="1086009.33461155" calcext:value-type="float">
            <text:p>1086009.33461155</text:p>
          </table:table-cell>
          <table:table-cell/>
          <table:table-cell office:value-type="float" office:value="1442690866.87806" calcext:value-type="float">
            <text:p>1442690866.87806</text:p>
          </table:table-cell>
          <table:table-cell table:formula="of:=[.G201]-[.B201]" office:value-type="float" office:value="0.273491144180298" calcext:value-type="float">
            <text:p>0.273491144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690866.665" calcext:value-type="float">
            <text:p>1442690866.665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2.8904938697815" calcext:value-type="float">
            <text:p>32.8904938698</text:p>
          </table:table-cell>
          <table:table-cell table:formula="of:=[.C202]/([.D202]-[.D201])" office:value-type="float" office:value="1086065.03486858" calcext:value-type="float">
            <text:p>1086065.03486858</text:p>
          </table:table-cell>
          <table:table-cell/>
          <table:table-cell office:value-type="float" office:value="1442690866.93864" calcext:value-type="float">
            <text:p>1442690866.93864</text:p>
          </table:table-cell>
          <table:table-cell table:formula="of:=[.G202]-[.B202]" office:value-type="float" office:value="0.273644208908081" calcext:value-type="float">
            <text:p>0.273644208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690866.72542" calcext:value-type="float">
            <text:p>1442690866.72542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2.9509229660034" calcext:value-type="float">
            <text:p>32.950922966</text:p>
          </table:table-cell>
          <table:table-cell table:formula="of:=[.C203]/([.D203]-[.D202])" office:value-type="float" office:value="1086099.31478983" calcext:value-type="float">
            <text:p>1086099.31478983</text:p>
          </table:table-cell>
          <table:table-cell/>
          <table:table-cell office:value-type="float" office:value="1442690866.98921" calcext:value-type="float">
            <text:p>1442690866.98921</text:p>
          </table:table-cell>
          <table:table-cell table:formula="of:=[.G203]-[.B203]" office:value-type="float" office:value="0.263784170150757" calcext:value-type="float">
            <text:p>0.263784170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690866.78585" calcext:value-type="float">
            <text:p>1442690866.78585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3.0113484859467" calcext:value-type="float">
            <text:p>33.0113484859</text:p>
          </table:table-cell>
          <table:table-cell table:formula="of:=[.C204]/([.D204]-[.D203])" office:value-type="float" office:value="1086163.59547512" calcext:value-type="float">
            <text:p>1086163.59547512</text:p>
          </table:table-cell>
          <table:table-cell/>
          <table:table-cell office:value-type="float" office:value="1442690870.01134" calcext:value-type="float">
            <text:p>1442690870.01134</text:p>
          </table:table-cell>
          <table:table-cell table:formula="of:=[.G204]-[.B204]" office:value-type="float" office:value="3.22549200057983" calcext:value-type="float">
            <text:p>3.225492000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690866.84634" calcext:value-type="float">
            <text:p>1442690866.84634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3.0718369483948" calcext:value-type="float">
            <text:p>33.0718369484</text:p>
          </table:table-cell>
          <table:table-cell table:formula="of:=[.C205]/([.D205]-[.D204])" office:value-type="float" office:value="1085033.36576444" calcext:value-type="float">
            <text:p>1085033.36576444</text:p>
          </table:table-cell>
          <table:table-cell/>
          <table:table-cell office:value-type="float" office:value="1442690870.03883" calcext:value-type="float">
            <text:p>1442690870.03883</text:p>
          </table:table-cell>
          <table:table-cell table:formula="of:=[.G205]-[.B205]" office:value-type="float" office:value="3.19249415397644" calcext:value-type="float">
            <text:p>3.19249415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690866.9067" calcext:value-type="float">
            <text:p>1442690866.9067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3.1321995258331" calcext:value-type="float">
            <text:p>33.1321995258</text:p>
          </table:table-cell>
          <table:table-cell table:formula="of:=[.C206]/([.D206]-[.D205])" office:value-type="float" office:value="1087296.1822584" calcext:value-type="float">
            <text:p>1087296.1822584</text:p>
          </table:table-cell>
          <table:table-cell/>
          <table:table-cell office:value-type="float" office:value="1442690870.06634" calcext:value-type="float">
            <text:p>1442690870.06634</text:p>
          </table:table-cell>
          <table:table-cell table:formula="of:=[.G206]-[.B206]" office:value-type="float" office:value="3.15964221954346" calcext:value-type="float">
            <text:p>3.159642219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690866.96713" calcext:value-type="float">
            <text:p>1442690866.96713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3.1926264762878" calcext:value-type="float">
            <text:p>33.1926264763</text:p>
          </table:table-cell>
          <table:table-cell table:formula="of:=[.C207]/([.D207]-[.D206])" office:value-type="float" office:value="1086137.88228796" calcext:value-type="float">
            <text:p>1086137.88228796</text:p>
          </table:table-cell>
          <table:table-cell/>
          <table:table-cell office:value-type="float" office:value="1442690870.09383" calcext:value-type="float">
            <text:p>1442690870.09383</text:p>
          </table:table-cell>
          <table:table-cell table:formula="of:=[.G207]-[.B207]" office:value-type="float" office:value="3.12670016288757" calcext:value-type="float">
            <text:p>3.126700162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690880.03775" calcext:value-type="float">
            <text:p>1442690880.03775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6.2632477283478" calcext:value-type="float">
            <text:p>46.2632477283</text:p>
          </table:table-cell>
          <table:table-cell table:formula="of:=[.C208]/([.D208]-[.D207])" office:value-type="float" office:value="5021.33745093841" calcext:value-type="float">
            <text:p>5021.3374509384</text:p>
          </table:table-cell>
          <table:table-cell/>
          <table:table-cell office:value-type="float" office:value="1442690880.11418" calcext:value-type="float">
            <text:p>1442690880.11418</text:p>
          </table:table-cell>
          <table:table-cell table:formula="of:=[.G208]-[.B208]" office:value-type="float" office:value="0.0764265060424805" calcext:value-type="float">
            <text:p>0.0764265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5:00:30.444752758</dc:date>
    <meta:editing-duration>PT1M54S</meta:editing-duration>
    <meta:editing-cycles>1</meta:editing-cycles>
    <meta:document-statistic meta:table-count="1" meta:cell-count="1458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38cm" svg:height="15.759cm" xlink:href=".." xlink:type="simple" chart:class="chart:scatter" chart:style-name="ch1">
        <chart:legend chart:legend-position="end" svg:x="24.371cm" svg:y="7.58cm" style:legend-expansion="high" chart:style-name="ch2"/>
        <chart:plot-area chart:style-name="ch3" table:cell-range-address="'source_2.sender_i.routed_msg_pub.network'.D1:'source_2.sender_i.routed_msg_pub.network'.E208" chart:data-source-has-labels="row" svg:x="0.558cm" svg:y="0.315cm" svg:width="23.255cm" svg:height="15.129cm">
          <chartooo:coordinate-region svg:x="1.92cm" svg:y="0.515cm" svg:width="21.522cm" svg:height="14.2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2.sender_i.routed_msg_pub.network'.E2:'source_2.sender_i.routed_msg_pub.network'.E208" chart:label-cell-address="'source_2.sender_i.routed_msg_pub.network'.E1:'source_2.sender_i.routed_msg_pub.network'.E1" chart:class="chart:scatter">
            <chart:domain table:cell-range-address="'source_2.sender_i.routed_msg_pub.network'.D2:'source_2.sender_i.routed_msg_p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2.sender_i.routed_msg_pub.network'.E1:'source_2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2.sender_i.routed_msg_pub.network'.D2:'source_2.sender_i.routed_msg_pub.network'.D208</svg:desc>
                </draw:g>
              </table:table-cell>
              <table:table-cell office:value-type="float" office:value="0">
                <text:p>0</text:p>
                <draw:g>
                  <svg:desc>'source_2.sender_i.routed_msg_pub.network'.E2:'source_2.sender_i.routed_msg_p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30857062339783">
                <text:p>6.30857062339783</text:p>
              </table:table-cell>
              <table:table-cell office:value-type="float" office:value="10403.6245162379">
                <text:p>10403.624516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9117789268494">
                <text:p>6.39117789268494</text:p>
              </table:table-cell>
              <table:table-cell office:value-type="float" office:value="794506.349942277">
                <text:p>794506.349942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7377705574036">
                <text:p>6.47377705574036</text:p>
              </table:table-cell>
              <table:table-cell office:value-type="float" office:value="794584.322312857">
                <text:p>794584.32231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5630397796631">
                <text:p>6.55630397796631</text:p>
              </table:table-cell>
              <table:table-cell office:value-type="float" office:value="795279.870250157">
                <text:p>795279.870250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63887572288513">
                <text:p>6.63887572288513</text:p>
              </table:table-cell>
              <table:table-cell office:value-type="float" office:value="794848.165852898">
                <text:p>794848.1658528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2129416465759">
                <text:p>6.72129416465759</text:p>
              </table:table-cell>
              <table:table-cell office:value-type="float" office:value="796326.630163616">
                <text:p>796326.630163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0374455451965">
                <text:p>6.80374455451965</text:p>
              </table:table-cell>
              <table:table-cell office:value-type="float" office:value="796018.067468235">
                <text:p>796018.067468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88618564605713">
                <text:p>6.88618564605713</text:p>
              </table:table-cell>
              <table:table-cell office:value-type="float" office:value="796107.848355761">
                <text:p>796107.848355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6874403953552">
                <text:p>6.96874403953552</text:p>
              </table:table-cell>
              <table:table-cell office:value-type="float" office:value="794976.709632518">
                <text:p>794976.709632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05123090744019">
                <text:p>7.05123090744019</text:p>
              </table:table-cell>
              <table:table-cell office:value-type="float" office:value="795666.045604451">
                <text:p>795666.045604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3395833969116">
                <text:p>7.13395833969116</text:p>
              </table:table-cell>
              <table:table-cell office:value-type="float" office:value="793352.316325825">
                <text:p>793352.316325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1632361412048">
                <text:p>7.21632361412048</text:p>
              </table:table-cell>
              <table:table-cell office:value-type="float" office:value="796840.664403051">
                <text:p>796840.664403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9490303993225">
                <text:p>7.29490303993225</text:p>
              </table:table-cell>
              <table:table-cell office:value-type="float" office:value="835231.351234579">
                <text:p>835231.3512345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7345695495606">
                <text:p>7.37345695495606</text:p>
              </table:table-cell>
              <table:table-cell office:value-type="float" office:value="835502.596912095">
                <text:p>835502.596912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45199537277222">
                <text:p>7.45199537277222</text:p>
              </table:table-cell>
              <table:table-cell office:value-type="float" office:value="835667.45835939">
                <text:p>835667.458359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3053689002991">
                <text:p>7.53053689002991</text:p>
              </table:table-cell>
              <table:table-cell office:value-type="float" office:value="835634.48086526">
                <text:p>835634.48086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0910391807556">
                <text:p>7.60910391807556</text:p>
              </table:table-cell>
              <table:table-cell office:value-type="float" office:value="835363.149562716">
                <text:p>835363.149562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8767547607422">
                <text:p>7.68767547607422</text:p>
              </table:table-cell>
              <table:table-cell office:value-type="float" office:value="835314.987659041">
                <text:p>835314.987659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76623558998108">
                <text:p>7.76623558998108</text:p>
              </table:table-cell>
              <table:table-cell office:value-type="float" office:value="835436.670545212">
                <text:p>835436.670545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84477472305298">
                <text:p>7.84477472305298</text:p>
              </table:table-cell>
              <table:table-cell office:value-type="float" office:value="835659.847937417">
                <text:p>835659.847937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92330765724182">
                <text:p>7.92330765724182</text:p>
              </table:table-cell>
              <table:table-cell office:value-type="float" office:value="835725.809533351">
                <text:p>835725.809533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0181555747986">
                <text:p>8.00181555747986</text:p>
              </table:table-cell>
              <table:table-cell office:value-type="float" office:value="835992.298876964">
                <text:p>835992.298876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8038067817688">
                <text:p>8.08038067817688</text:p>
              </table:table-cell>
              <table:table-cell office:value-type="float" office:value="835383.429920553">
                <text:p>835383.429920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5891218185425">
                <text:p>8.15891218185425</text:p>
              </table:table-cell>
              <table:table-cell office:value-type="float" office:value="835741.032918925">
                <text:p>835741.032918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3545479774475">
                <text:p>8.23545479774475</text:p>
              </table:table-cell>
              <table:table-cell office:value-type="float" office:value="857456.976567002">
                <text:p>857456.976567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29993677139282">
                <text:p>8.29993677139282</text:p>
              </table:table-cell>
              <table:table-cell office:value-type="float" office:value="1017834.85037548">
                <text:p>1017834.85037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36428356170654">
                <text:p>8.36428356170654</text:p>
              </table:table-cell>
              <table:table-cell office:value-type="float" office:value="1019973.17473045">
                <text:p>1019973.17473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42874956130981">
                <text:p>8.42874956130981</text:p>
              </table:table-cell>
              <table:table-cell office:value-type="float" office:value="1018087.05990606">
                <text:p>1018087.059906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49314904212952">
                <text:p>8.49314904212952</text:p>
              </table:table-cell>
              <table:table-cell office:value-type="float" office:value="1019138.65088056">
                <text:p>1019138.65088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55758047103882">
                <text:p>8.55758047103882</text:p>
              </table:table-cell>
              <table:table-cell office:value-type="float" office:value="1018633.31468852">
                <text:p>1018633.31468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2197017669678">
                <text:p>8.62197017669678</text:p>
              </table:table-cell>
              <table:table-cell office:value-type="float" office:value="1019293.36885993">
                <text:p>1019293.368859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68632006645203">
                <text:p>8.68632006645203</text:p>
              </table:table-cell>
              <table:table-cell office:value-type="float" office:value="1019924.04726142">
                <text:p>1019924.04726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5083041191101">
                <text:p>8.75083041191101</text:p>
              </table:table-cell>
              <table:table-cell office:value-type="float" office:value="1017387.20406836">
                <text:p>1017387.204068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81525993347168">
                <text:p>8.81525993347168</text:p>
              </table:table-cell>
              <table:table-cell office:value-type="float" office:value="1018663.46994675">
                <text:p>1018663.46994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87960624694824">
                <text:p>8.87960624694824</text:p>
              </table:table-cell>
              <table:table-cell office:value-type="float" office:value="1019980.73322267">
                <text:p>1019980.733222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94396805763245">
                <text:p>8.94396805763245</text:p>
              </table:table-cell>
              <table:table-cell office:value-type="float" office:value="1019735.13955392">
                <text:p>1019735.13955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00838613510132">
                <text:p>9.00838613510132</text:p>
              </table:table-cell>
              <table:table-cell office:value-type="float" office:value="1018844.43899641">
                <text:p>1018844.43899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07275462150574">
                <text:p>9.07275462150574</text:p>
              </table:table-cell>
              <table:table-cell office:value-type="float" office:value="1019629.38180094">
                <text:p>1019629.38180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13709425926209">
                <text:p>9.13709425926209</text:p>
              </table:table-cell>
              <table:table-cell office:value-type="float" office:value="1020086.56387757">
                <text:p>1020086.563877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20144462585449">
                <text:p>9.20144462585449</text:p>
              </table:table-cell>
              <table:table-cell office:value-type="float" office:value="1019916.48960931">
                <text:p>1019916.489609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26691627502441">
                <text:p>9.26691627502441</text:p>
              </table:table-cell>
              <table:table-cell office:value-type="float" office:value="1002449.1643652">
                <text:p>1002449.16436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33343958854675">
                <text:p>9.33343958854675</text:p>
              </table:table-cell>
              <table:table-cell office:value-type="float" office:value="986601.486379064">
                <text:p>986601.4863790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39992713928223">
                <text:p>9.39992713928223</text:p>
              </table:table-cell>
              <table:table-cell office:value-type="float" office:value="987132.166458086">
                <text:p>987132.1664580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46649074554443">
                <text:p>9.46649074554443</text:p>
              </table:table-cell>
              <table:table-cell office:value-type="float" office:value="986004.26998295">
                <text:p>986004.26998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53300905227661">
                <text:p>9.53300905227661</text:p>
              </table:table-cell>
              <table:table-cell office:value-type="float" office:value="986675.747238331">
                <text:p>986675.7472383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59956574440002">
                <text:p>9.59956574440002</text:p>
              </table:table-cell>
              <table:table-cell office:value-type="float" office:value="986106.699508166">
                <text:p>986106.6995081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660840511322">
                <text:p>9.6660840511322</text:p>
              </table:table-cell>
              <table:table-cell office:value-type="float" office:value="986675.747238331">
                <text:p>986675.7472383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73260307312012">
                <text:p>9.73260307312012</text:p>
              </table:table-cell>
              <table:table-cell office:value-type="float" office:value="986665.137859721">
                <text:p>986665.1378597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79909253120422">
                <text:p>9.79909253120422</text:p>
              </table:table-cell>
              <table:table-cell office:value-type="float" office:value="987103.849109105">
                <text:p>987103.849109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8656439781189">
                <text:p>9.8656439781189</text:p>
              </table:table-cell>
              <table:table-cell office:value-type="float" office:value="986184.418862422">
                <text:p>986184.418862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93210172653198">
                <text:p>9.93210172653198</text:p>
              </table:table-cell>
              <table:table-cell office:value-type="float" office:value="987574.836150733">
                <text:p>987574.8361507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9985089302063">
                <text:p>9.9985089302063</text:p>
              </table:table-cell>
              <table:table-cell office:value-type="float" office:value="988326.512314564">
                <text:p>988326.5123145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0650150775909">
                <text:p>10.0650150775909</text:p>
              </table:table-cell>
              <table:table-cell office:value-type="float" office:value="986856.141589621">
                <text:p>986856.1415896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131504535675">
                <text:p>10.131504535675</text:p>
              </table:table-cell>
              <table:table-cell office:value-type="float" office:value="987103.849109105">
                <text:p>987103.849109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1980278491974">
                <text:p>10.1980278491974</text:p>
              </table:table-cell>
              <table:table-cell office:value-type="float" office:value="986601.486379064">
                <text:p>986601.4863790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2645373344421">
                <text:p>10.2645373344421</text:p>
              </table:table-cell>
              <table:table-cell office:value-type="float" office:value="986806.615003531">
                <text:p>986806.6150035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3310132026672">
                <text:p>10.3310132026672</text:p>
              </table:table-cell>
              <table:table-cell office:value-type="float" office:value="987305.645678215">
                <text:p>987305.6456782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3976299762726">
                <text:p>10.3976299762726</text:p>
              </table:table-cell>
              <table:table-cell office:value-type="float" office:value="985217.332631858">
                <text:p>985217.3326318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4641330242157">
                <text:p>10.4641330242157</text:p>
              </table:table-cell>
              <table:table-cell office:value-type="float" office:value="986902.135014018">
                <text:p>986902.1350140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5306162834167">
                <text:p>10.5306162834167</text:p>
              </table:table-cell>
              <table:table-cell office:value-type="float" office:value="987195.886433974">
                <text:p>987195.886433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5971145629883">
                <text:p>10.5971145629883</text:p>
              </table:table-cell>
              <table:table-cell office:value-type="float" office:value="986972.902500412">
                <text:p>986972.9025004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6636643409729">
                <text:p>10.6636643409729</text:p>
              </table:table-cell>
              <table:table-cell office:value-type="float" office:value="986209.150317057">
                <text:p>986209.1503170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7301676273346">
                <text:p>10.7301676273346</text:p>
              </table:table-cell>
              <table:table-cell office:value-type="float" office:value="986898.596906089">
                <text:p>986898.596906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7966833114624">
                <text:p>10.7966833114624</text:p>
              </table:table-cell>
              <table:table-cell office:value-type="float" office:value="986714.650245352">
                <text:p>986714.6502453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8632819652557">
                <text:p>10.8632819652557</text:p>
              </table:table-cell>
              <table:table-cell office:value-type="float" office:value="985485.385390302">
                <text:p>985485.3853903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9297895431519">
                <text:p>10.9297895431519</text:p>
              </table:table-cell>
              <table:table-cell office:value-type="float" office:value="986834.915301144">
                <text:p>986834.9153011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9962577819824">
                <text:p>10.9962577819824</text:p>
              </table:table-cell>
              <table:table-cell office:value-type="float" office:value="987418.971146534">
                <text:p>987418.971146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06276679039">
                <text:p>11.06276679039</text:p>
              </table:table-cell>
              <table:table-cell office:value-type="float" office:value="986813.68992576">
                <text:p>986813.689925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1292822360992">
                <text:p>11.1292822360992</text:p>
              </table:table-cell>
              <table:table-cell office:value-type="float" office:value="986718.187034475">
                <text:p>986718.187034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1957919597626">
                <text:p>11.1957919597626</text:p>
              </table:table-cell>
              <table:table-cell office:value-type="float" office:value="986803.077580459">
                <text:p>986803.0775804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2602412700653">
                <text:p>11.2602412700653</text:p>
              </table:table-cell>
              <table:table-cell office:value-type="float" office:value="1018350.69594555">
                <text:p>1018350.695945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323760509491">
                <text:p>11.323760509491</text:p>
              </table:table-cell>
              <table:table-cell office:value-type="float" office:value="1033261.74232318">
                <text:p>1033261.742323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3872723579407">
                <text:p>11.3872723579407</text:p>
              </table:table-cell>
              <table:table-cell office:value-type="float" office:value="1033381.98465396">
                <text:p>1033381.98465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4507870674133">
                <text:p>11.4507870674133</text:p>
              </table:table-cell>
              <table:table-cell office:value-type="float" office:value="1033335.43591592">
                <text:p>1033335.435915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5142922401428">
                <text:p>11.5142922401428</text:p>
              </table:table-cell>
              <table:table-cell office:value-type="float" office:value="1033490.61468689">
                <text:p>1033490.614686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5778019428253">
                <text:p>11.5778019428253</text:p>
              </table:table-cell>
              <table:table-cell office:value-type="float" office:value="1033416.89895975">
                <text:p>1033416.898959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6412787437439">
                <text:p>11.6412787437439</text:p>
              </table:table-cell>
              <table:table-cell office:value-type="float" office:value="1033952.54723352">
                <text:p>1033952.547233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7047438621521">
                <text:p>11.7047438621521</text:p>
              </table:table-cell>
              <table:table-cell office:value-type="float" office:value="1034142.87479714">
                <text:p>1034142.874797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76819896698">
                <text:p>11.76819896698</text:p>
              </table:table-cell>
              <table:table-cell office:value-type="float" office:value="1034306.0684877">
                <text:p>1034306.06848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8316493034363">
                <text:p>11.8316493034363</text:p>
              </table:table-cell>
              <table:table-cell office:value-type="float" office:value="1034383.79787322">
                <text:p>1034383.797873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8951086997986">
                <text:p>11.8951086997986</text:p>
              </table:table-cell>
              <table:table-cell office:value-type="float" office:value="1034236.12202819">
                <text:p>1034236.122028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9587032794952">
                <text:p>11.9587032794952</text:p>
              </table:table-cell>
              <table:table-cell office:value-type="float" office:value="1032037.64083454">
                <text:p>1032037.64083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0221915245056">
                <text:p>12.0221915245056</text:p>
              </table:table-cell>
              <table:table-cell office:value-type="float" office:value="1033766.17182084">
                <text:p>1033766.171820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0856781005859">
                <text:p>12.0856781005859</text:p>
              </table:table-cell>
              <table:table-cell office:value-type="float" office:value="1033793.3473836">
                <text:p>1033793.3473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1491785049438">
                <text:p>12.1491785049438</text:p>
              </table:table-cell>
              <table:table-cell office:value-type="float" office:value="1033568.2215514">
                <text:p>1033568.22155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2126879692078">
                <text:p>12.2126879692078</text:p>
              </table:table-cell>
              <table:table-cell office:value-type="float" office:value="1033420.7784727">
                <text:p>1033420.77847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2742428779602">
                <text:p>12.2742428779602</text:p>
              </table:table-cell>
              <table:table-cell office:value-type="float" office:value="1066235.03031993">
                <text:p>1066235.030319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334673166275">
                <text:p>12.334673166275</text:p>
              </table:table-cell>
              <table:table-cell office:value-type="float" office:value="1086077.88958546">
                <text:p>1086077.889585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3951699733734">
                <text:p>12.3951699733734</text:p>
              </table:table-cell>
              <table:table-cell office:value-type="float" office:value="1084883.70127137">
                <text:p>1084883.701271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4557206630707">
                <text:p>12.4557206630707</text:p>
              </table:table-cell>
              <table:table-cell office:value-type="float" office:value="1083918.28942229">
                <text:p>1083918.289422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5161993503571">
                <text:p>12.5161993503571</text:p>
              </table:table-cell>
              <table:table-cell office:value-type="float" office:value="1085208.73955516">
                <text:p>1085208.739555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5766298770905">
                <text:p>12.5766298770905</text:p>
              </table:table-cell>
              <table:table-cell office:value-type="float" office:value="1086073.60464602">
                <text:p>1086073.60464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6371254920959">
                <text:p>12.6371254920959</text:p>
              </table:table-cell>
              <table:table-cell office:value-type="float" office:value="1084905.07938535">
                <text:p>1084905.079385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6975803375244">
                <text:p>12.6975803375244</text:p>
              </table:table-cell>
              <table:table-cell office:value-type="float" office:value="1085636.71836129">
                <text:p>1085636.718361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7581069469452">
                <text:p>12.7581069469452</text:p>
              </table:table-cell>
              <table:table-cell office:value-type="float" office:value="1084349.52210409">
                <text:p>1084349.522104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8185927867889">
                <text:p>12.8185927867889</text:p>
              </table:table-cell>
              <table:table-cell office:value-type="float" office:value="1085080.41170535">
                <text:p>1085080.411705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8791260719299">
                <text:p>12.8791260719299</text:p>
              </table:table-cell>
              <table:table-cell office:value-type="float" office:value="1084229.93807676">
                <text:p>1084229.938076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9396867752075">
                <text:p>12.9396867752075</text:p>
              </table:table-cell>
              <table:table-cell office:value-type="float" office:value="1083739.06589504">
                <text:p>1083739.065895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0001997947693">
                <text:p>13.0001997947693</text:p>
              </table:table-cell>
              <table:table-cell office:value-type="float" office:value="1084593.04254364">
                <text:p>1084593.042543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0606718063354">
                <text:p>13.0606718063354</text:p>
              </table:table-cell>
              <table:table-cell office:value-type="float" office:value="1085328.53960369">
                <text:p>1085328.539603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1211805343628">
                <text:p>13.1211805343628</text:p>
              </table:table-cell>
              <table:table-cell office:value-type="float" office:value="1084669.96646072">
                <text:p>1084669.966460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1817145347595">
                <text:p>13.1817145347595</text:p>
              </table:table-cell>
              <table:table-cell office:value-type="float" office:value="1084217.12706677">
                <text:p>1084217.127066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2482330799103">
                <text:p>26.2482330799103</text:p>
              </table:table-cell>
              <table:table-cell office:value-type="float" office:value="5022.91408175878">
                <text:p>5022.914081758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330709695816">
                <text:p>26.330709695816</text:p>
              </table:table-cell>
              <table:table-cell office:value-type="float" office:value="795764.948394482">
                <text:p>795764.9483944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413289308548">
                <text:p>26.413289308548</text:p>
              </table:table-cell>
              <table:table-cell office:value-type="float" office:value="794772.436304004">
                <text:p>794772.4363040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4958250522614">
                <text:p>26.4958250522614</text:p>
              </table:table-cell>
              <table:table-cell office:value-type="float" office:value="795194.870090704">
                <text:p>795194.8700907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5782995223999">
                <text:p>26.5782995223999</text:p>
              </table:table-cell>
              <table:table-cell office:value-type="float" office:value="795785.652090205">
                <text:p>795785.6520902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607036590576">
                <text:p>26.6607036590576</text:p>
              </table:table-cell>
              <table:table-cell office:value-type="float" office:value="796464.87011469">
                <text:p>796464.870114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.7431428432465">
                <text:p>26.7431428432465</text:p>
              </table:table-cell>
              <table:table-cell office:value-type="float" office:value="796126.267451377">
                <text:p>796126.2674513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.8257274627686">
                <text:p>26.8257274627686</text:p>
              </table:table-cell>
              <table:table-cell office:value-type="float" office:value="794724.252285751">
                <text:p>794724.2522857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9083180427551">
                <text:p>26.9083180427551</text:p>
              </table:table-cell>
              <table:table-cell office:value-type="float" office:value="794666.897976386">
                <text:p>794666.8979763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9907410144806">
                <text:p>26.9907410144806</text:p>
              </table:table-cell>
              <table:table-cell office:value-type="float" office:value="796282.864182675">
                <text:p>796282.8641826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.0731585025787">
                <text:p>27.0731585025787</text:p>
              </table:table-cell>
              <table:table-cell office:value-type="float" office:value="796335.844667384">
                <text:p>796335.8446673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.1556119918823">
                <text:p>27.1556119918823</text:p>
              </table:table-cell>
              <table:table-cell office:value-type="float" office:value="795988.145005566">
                <text:p>795988.1450055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.2382464408874">
                <text:p>27.2382464408874</text:p>
              </table:table-cell>
              <table:table-cell office:value-type="float" office:value="794245.024807123">
                <text:p>794245.024807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.3159966468811">
                <text:p>27.3159966468811</text:p>
              </table:table-cell>
              <table:table-cell office:value-type="float" office:value="844139.242606744">
                <text:p>844139.2426067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.3935425281525">
                <text:p>27.3935425281525</text:p>
              </table:table-cell>
              <table:table-cell office:value-type="float" office:value="846363.455079308">
                <text:p>846363.4550793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.4710783958435">
                <text:p>27.4710783958435</text:p>
              </table:table-cell>
              <table:table-cell office:value-type="float" office:value="846472.76098755">
                <text:p>846472.760987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.5485551357269">
                <text:p>27.5485551357269</text:p>
              </table:table-cell>
              <table:table-cell office:value-type="float" office:value="847118.762337634">
                <text:p>847118.7623376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.6260905265808">
                <text:p>27.6260905265808</text:p>
              </table:table-cell>
              <table:table-cell office:value-type="float" office:value="846477.966735034">
                <text:p>846477.9667350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.7036311626434">
                <text:p>27.7036311626434</text:p>
              </table:table-cell>
              <table:table-cell office:value-type="float" office:value="846420.707034121">
                <text:p>846420.707034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.7810935974121">
                <text:p>27.7810935974121</text:p>
              </table:table-cell>
              <table:table-cell office:value-type="float" office:value="847275.201147427">
                <text:p>847275.2011474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.858669757843">
                <text:p>27.858669757843</text:p>
              </table:table-cell>
              <table:table-cell office:value-type="float" office:value="846033.10650382">
                <text:p>846033.106503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.9362111091614">
                <text:p>27.9362111091614</text:p>
              </table:table-cell>
              <table:table-cell office:value-type="float" office:value="846412.899493285">
                <text:p>846412.899493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.0138611793518">
                <text:p>28.0138611793518</text:p>
              </table:table-cell>
              <table:table-cell office:value-type="float" office:value="845227.825796468">
                <text:p>845227.8257964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.0914463996887">
                <text:p>28.0914463996887</text:p>
              </table:table-cell>
              <table:table-cell office:value-type="float" office:value="845934.312166581">
                <text:p>845934.3121665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.1690995693207">
                <text:p>28.1690995693207</text:p>
              </table:table-cell>
              <table:table-cell office:value-type="float" office:value="845194.08945014">
                <text:p>845194.089450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.2438566684723">
                <text:p>28.2438566684723</text:p>
              </table:table-cell>
              <table:table-cell office:value-type="float" office:value="877936.687549832">
                <text:p>877936.6875498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3087756633759">
                <text:p>28.3087756633759</text:p>
              </table:table-cell>
              <table:table-cell office:value-type="float" office:value="1010982.99654045">
                <text:p>1010982.996540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.3734941482544">
                <text:p>28.3734941482544</text:p>
              </table:table-cell>
              <table:table-cell office:value-type="float" office:value="1014115.21180038">
                <text:p>1014115.211800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4382379055023">
                <text:p>28.4382379055023</text:p>
              </table:table-cell>
              <table:table-cell office:value-type="float" office:value="1013719.35750769">
                <text:p>1013719.357507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502946138382">
                <text:p>28.502946138382</text:p>
              </table:table-cell>
              <table:table-cell office:value-type="float" office:value="1014275.88236074">
                <text:p>1014275.882360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5675740242004">
                <text:p>28.5675740242004</text:p>
              </table:table-cell>
              <table:table-cell office:value-type="float" office:value="1015536.85640188">
                <text:p>1015536.856401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.6320757865906">
                <text:p>28.6320757865906</text:p>
              </table:table-cell>
              <table:table-cell office:value-type="float" office:value="1017522.58493384">
                <text:p>1017522.584933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.696572303772">
                <text:p>28.696572303772</text:p>
              </table:table-cell>
              <table:table-cell office:value-type="float" office:value="1017605.33542315">
                <text:p>1017605.335423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.7612583637238">
                <text:p>28.7612583637238</text:p>
              </table:table-cell>
              <table:table-cell office:value-type="float" office:value="1014623.55334245">
                <text:p>1014623.553342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.826244354248">
                <text:p>28.826244354248</text:p>
              </table:table-cell>
              <table:table-cell office:value-type="float" office:value="1009940.74985233">
                <text:p>1009940.749852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.8909382820129">
                <text:p>28.8909382820129</text:p>
              </table:table-cell>
              <table:table-cell office:value-type="float" office:value="1014500.15894098">
                <text:p>1014500.158940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.9557957649231">
                <text:p>28.9557957649231</text:p>
              </table:table-cell>
              <table:table-cell office:value-type="float" office:value="1011941.83084343">
                <text:p>1011941.830843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.0205380916595">
                <text:p>29.0205380916595</text:p>
              </table:table-cell>
              <table:table-cell office:value-type="float" office:value="1013741.75610295">
                <text:p>1013741.756102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.0852110385895">
                <text:p>29.0852110385895</text:p>
              </table:table-cell>
              <table:table-cell office:value-type="float" office:value="1014829.27739643">
                <text:p>1014829.277396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.1498610973358">
                <text:p>29.1498610973358</text:p>
              </table:table-cell>
              <table:table-cell office:value-type="float" office:value="1015188.55934091">
                <text:p>1015188.559340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.214527130127">
                <text:p>29.214527130127</text:p>
              </table:table-cell>
              <table:table-cell office:value-type="float" office:value="1014937.78367357">
                <text:p>1014937.783673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.2812151908875">
                <text:p>29.2812151908875</text:p>
              </table:table-cell>
              <table:table-cell office:value-type="float" office:value="984164.170490866">
                <text:p>984164.1704908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3478298187256">
                <text:p>29.3478298187256</text:p>
              </table:table-cell>
              <table:table-cell office:value-type="float" office:value="985249.068109749">
                <text:p>985249.0681097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4146301746368">
                <text:p>29.4146301746368</text:p>
              </table:table-cell>
              <table:table-cell office:value-type="float" office:value="982509.735235437">
                <text:p>982509.7352354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4812445640564">
                <text:p>29.4812445640564</text:p>
              </table:table-cell>
              <table:table-cell office:value-type="float" office:value="985252.594400163">
                <text:p>985252.5944001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5479159355164">
                <text:p>29.5479159355164</text:p>
              </table:table-cell>
              <table:table-cell office:value-type="float" office:value="984410.528279216">
                <text:p>984410.5282792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6144754886627">
                <text:p>29.6144754886627</text:p>
              </table:table-cell>
              <table:table-cell office:value-type="float" office:value="986064.312296048">
                <text:p>986064.3122960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.6809020042419">
                <text:p>29.6809020042419</text:p>
              </table:table-cell>
              <table:table-cell office:value-type="float" office:value="988039.180253613">
                <text:p>988039.1802536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.7473471164703">
                <text:p>29.7473471164703</text:p>
              </table:table-cell>
              <table:table-cell office:value-type="float" office:value="987762.647979303">
                <text:p>987762.6479793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.813773393631">
                <text:p>29.813773393631</text:p>
              </table:table-cell>
              <table:table-cell office:value-type="float" office:value="988042.726544442">
                <text:p>988042.7265444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.8802664279938">
                <text:p>29.8802664279938</text:p>
              </table:table-cell>
              <table:table-cell office:value-type="float" office:value="987050.758458472">
                <text:p>987050.7584584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.9466710090637">
                <text:p>29.9466710090637</text:p>
              </table:table-cell>
              <table:table-cell office:value-type="float" office:value="988365.545606974">
                <text:p>988365.5456069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0131094455719">
                <text:p>30.0131094455719</text:p>
              </table:table-cell>
              <table:table-cell office:value-type="float" office:value="987861.898163732">
                <text:p>987861.8981637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.0795912742615">
                <text:p>30.0795912742615</text:p>
              </table:table-cell>
              <table:table-cell office:value-type="float" office:value="987217.128254048">
                <text:p>987217.1282540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.1460053920746">
                <text:p>30.1460053920746</text:p>
              </table:table-cell>
              <table:table-cell office:value-type="float" office:value="988223.621138638">
                <text:p>988223.6211386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.2125706672668">
                <text:p>30.2125706672668</text:p>
              </table:table-cell>
              <table:table-cell office:value-type="float" office:value="985979.548802808">
                <text:p>985979.5488028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.2789695262909">
                <text:p>30.2789695262909</text:p>
              </table:table-cell>
              <table:table-cell office:value-type="float" office:value="988450.719856946">
                <text:p>988450.7198569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.3453989028931">
                <text:p>30.3453989028931</text:p>
              </table:table-cell>
              <table:table-cell office:value-type="float" office:value="987996.626749215">
                <text:p>987996.6267492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.411826133728">
                <text:p>30.411826133728</text:p>
              </table:table-cell>
              <table:table-cell office:value-type="float" office:value="988028.541533867">
                <text:p>988028.5415338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.4782519340515">
                <text:p>30.4782519340515</text:p>
              </table:table-cell>
              <table:table-cell office:value-type="float" office:value="988049.819202469">
                <text:p>988049.8192024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.5446784496307">
                <text:p>30.5446784496307</text:p>
              </table:table-cell>
              <table:table-cell office:value-type="float" office:value="988039.180253613">
                <text:p>988039.1802536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.6111164093018">
                <text:p>30.6111164093018</text:p>
              </table:table-cell>
              <table:table-cell office:value-type="float" office:value="987868.988225837">
                <text:p>987868.9882258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.6776144504547">
                <text:p>30.6776144504547</text:p>
              </table:table-cell>
              <table:table-cell office:value-type="float" office:value="986976.441141144">
                <text:p>986976.4411411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.7440876960754">
                <text:p>30.7440876960754</text:p>
              </table:table-cell>
              <table:table-cell office:value-type="float" office:value="987344.598373797">
                <text:p>987344.598373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.8106017112732">
                <text:p>30.8106017112732</text:p>
              </table:table-cell>
              <table:table-cell office:value-type="float" office:value="986739.40830167">
                <text:p>986739.408301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.8770191669464">
                <text:p>30.8770191669464</text:p>
              </table:table-cell>
              <table:table-cell office:value-type="float" office:value="988173.957203626">
                <text:p>988173.9572036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.9434394836426">
                <text:p>30.9434394836426</text:p>
              </table:table-cell>
              <table:table-cell office:value-type="float" office:value="988131.392089365">
                <text:p>988131.3920893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.0099272727966">
                <text:p>31.0099272727966</text:p>
              </table:table-cell>
              <table:table-cell office:value-type="float" office:value="987128.626700613">
                <text:p>987128.6267006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.0764377117157">
                <text:p>31.0764377117157</text:p>
              </table:table-cell>
              <table:table-cell office:value-type="float" office:value="986792.46546341">
                <text:p>986792.465463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.1428642272949">
                <text:p>31.1428642272949</text:p>
              </table:table-cell>
              <table:table-cell office:value-type="float" office:value="988039.180253613">
                <text:p>988039.1802536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.2093710899353">
                <text:p>31.2093710899353</text:p>
              </table:table-cell>
              <table:table-cell office:value-type="float" office:value="986845.528331242">
                <text:p>986845.5283312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273854970932">
                <text:p>31.273854970932</text:p>
              </table:table-cell>
              <table:table-cell office:value-type="float" office:value="1017804.74415544">
                <text:p>1017804.74415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3372991085052">
                <text:p>31.3372991085052</text:p>
              </table:table-cell>
              <table:table-cell office:value-type="float" office:value="1034484.86354207">
                <text:p>1034484.863542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4007427692413">
                <text:p>31.4007427692413</text:p>
              </table:table-cell>
              <table:table-cell office:value-type="float" office:value="1034492.63864233">
                <text:p>1034492.638642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4642045497894">
                <text:p>31.4642045497894</text:p>
              </table:table-cell>
              <table:table-cell office:value-type="float" office:value="1034197.26697173">
                <text:p>1034197.266971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5276374816895">
                <text:p>31.5276374816895</text:p>
              </table:table-cell>
              <table:table-cell office:value-type="float" office:value="1034667.60930177">
                <text:p>1034667.609301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.5911769866943">
                <text:p>31.5911769866943</text:p>
              </table:table-cell>
              <table:table-cell office:value-type="float" office:value="1032932.18911536">
                <text:p>1032932.189115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.6546607017517">
                <text:p>31.6546607017517</text:p>
              </table:table-cell>
              <table:table-cell office:value-type="float" office:value="1033839.93738686">
                <text:p>1033839.937386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.7180933952332">
                <text:p>31.7180933952332</text:p>
              </table:table-cell>
              <table:table-cell office:value-type="float" office:value="1034671.4982109">
                <text:p>1034671.49821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.7815330028534">
                <text:p>31.7815330028534</text:p>
              </table:table-cell>
              <table:table-cell office:value-type="float" office:value="1034558.73171355">
                <text:p>1034558.731713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.8449735641479">
                <text:p>31.8449735641479</text:p>
              </table:table-cell>
              <table:table-cell office:value-type="float" office:value="1034543.1796429">
                <text:p>1034543.17964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.9084157943726">
                <text:p>31.9084157943726</text:p>
              </table:table-cell>
              <table:table-cell office:value-type="float" office:value="1034515.96464434">
                <text:p>1034515.964644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.9718315601349">
                <text:p>31.9718315601349</text:p>
              </table:table-cell>
              <table:table-cell office:value-type="float" office:value="1034947.68550106">
                <text:p>1034947.685501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.0353221893311">
                <text:p>32.0353221893311</text:p>
              </table:table-cell>
              <table:table-cell office:value-type="float" office:value="1033727.35206666">
                <text:p>1033727.352066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.0987684726715">
                <text:p>32.0987684726715</text:p>
              </table:table-cell>
              <table:table-cell office:value-type="float" office:value="1034449.8770372">
                <text:p>1034449.87703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.1622140407562">
                <text:p>32.1622140407562</text:p>
              </table:table-cell>
              <table:table-cell office:value-type="float" office:value="1034461.53894254">
                <text:p>1034461.538942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.2256851196289">
                <text:p>32.2256851196289</text:p>
              </table:table-cell>
              <table:table-cell office:value-type="float" office:value="1034045.76014304">
                <text:p>1034045.760143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.2862641811371">
                <text:p>32.2862641811371</text:p>
              </table:table-cell>
              <table:table-cell office:value-type="float" office:value="1083410.64331509">
                <text:p>1083410.643315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.3467345237732">
                <text:p>32.3467345237732</text:p>
              </table:table-cell>
              <table:table-cell office:value-type="float" office:value="1085358.49374879">
                <text:p>1085358.493748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.407119512558">
                <text:p>32.407119512558</text:p>
              </table:table-cell>
              <table:table-cell office:value-type="float" office:value="1086892.64204238">
                <text:p>1086892.642042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.4676101207733">
                <text:p>32.4676101207733</text:p>
              </table:table-cell>
              <table:table-cell office:value-type="float" office:value="1084994.87666525">
                <text:p>1084994.876665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.5280065536499">
                <text:p>32.5280065536499</text:p>
              </table:table-cell>
              <table:table-cell office:value-type="float" office:value="1086686.69446276">
                <text:p>1086686.694462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.5884575843811">
                <text:p>32.5884575843811</text:p>
              </table:table-cell>
              <table:table-cell office:value-type="float" office:value="1085705.22629856">
                <text:p>1085705.226298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.6488618850708">
                <text:p>32.6488618850708</text:p>
              </table:table-cell>
              <table:table-cell office:value-type="float" office:value="1086545.15076928">
                <text:p>1086545.150769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.709214925766">
                <text:p>32.709214925766</text:p>
              </table:table-cell>
              <table:table-cell office:value-type="float" office:value="1087467.99239943">
                <text:p>1087467.992399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.7696287631989">
                <text:p>32.7696287631989</text:p>
              </table:table-cell>
              <table:table-cell office:value-type="float" office:value="1086373.63208284">
                <text:p>1086373.632082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.8300628662109">
                <text:p>32.8300628662109</text:p>
              </table:table-cell>
              <table:table-cell office:value-type="float" office:value="1086009.33461155">
                <text:p>1086009.334611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8904938697815">
                <text:p>32.8904938697815</text:p>
              </table:table-cell>
              <table:table-cell office:value-type="float" office:value="1086065.03486858">
                <text:p>1086065.034868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9509229660034">
                <text:p>32.9509229660034</text:p>
              </table:table-cell>
              <table:table-cell office:value-type="float" office:value="1086099.31478983">
                <text:p>1086099.314789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.0113484859467">
                <text:p>33.0113484859467</text:p>
              </table:table-cell>
              <table:table-cell office:value-type="float" office:value="1086163.59547512">
                <text:p>1086163.595475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.0718369483948">
                <text:p>33.0718369483948</text:p>
              </table:table-cell>
              <table:table-cell office:value-type="float" office:value="1085033.36576444">
                <text:p>1085033.365764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.1321995258331">
                <text:p>33.1321995258331</text:p>
              </table:table-cell>
              <table:table-cell office:value-type="float" office:value="1087296.1822584">
                <text:p>1087296.18225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.1926264762878">
                <text:p>33.1926264762878</text:p>
              </table:table-cell>
              <table:table-cell office:value-type="float" office:value="1086137.88228796">
                <text:p>1086137.882287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6.2632477283478">
                <text:p>46.2632477283478</text:p>
              </table:table-cell>
              <table:table-cell office:value-type="float" office:value="5021.33745093841">
                <text:p>5021.33745093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